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7">
            <text:p>7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5H05M25S">
            <text:p>15:05:25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5H08M25S">
            <text:p>15:08:25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8 CPU_ALL.F1:CPU_ALL.F1 CPU_ALL.F2:CPU_ALL.F8 DISK_SUMM.D2:DISK_SUMM.D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88.685714285714">
            <text:p>289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31.4571428571429">
            <text:p>31.5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10.3571428571429">
            <text:p>10.4</text:p>
          </table:table-cell>
          <table:table-cell table:style-name="ce4" office:value-type="float" office:value="53.1571428571429">
            <text:p>53.2</text:p>
          </table:table-cell>
          <table:table-cell table:style-name="ce4" office:value-type="float" office:value="36.4571428571429">
            <text:p>36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23.6">
            <text:p>424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6.4">
            <text:p>56.4</text:p>
          </table:table-cell>
          <table:table-cell table:style-name="ce4" office:value-type="float" office:value="7.8">
            <text:p>7.8</text:p>
          </table:table-cell>
          <table:table-cell table:style-name="ce4" office:value-type="float" office:value="16.3">
            <text:p>16.3</text:p>
          </table:table-cell>
          <table:table-cell table:style-name="ce4" office:value-type="float" office:value="97">
            <text:p>97.0</text:p>
          </table:table-cell>
          <table:table-cell table:style-name="ce4" office:value-type="float" office:value="62">
            <text:p>62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935H06M55S">
            <text:p>15:06:55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79291553133515">
            <text:p>1.8</text:p>
          </table:table-cell>
          <table:table-cell table:style-name="ce4" office:value-type="float" office:value="1.56">
            <text:p>1.6</text:p>
          </table:table-cell>
          <table:table-cell table:style-name="ce4" office:value-type="float" office:value="1.57379310344828">
            <text:p>1.6</text:p>
          </table:table-cell>
          <table:table-cell table:style-name="ce4" office:value-type="float" office:value="1.82477828540715">
            <text:p>1.8</text:p>
          </table:table-cell>
          <table:table-cell table:style-name="ce4" office:value-type="float" office:value="1.70062695924765">
            <text:p>1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006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746.622">
            <text:p>74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00803619502238081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14">
            <text:p>14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5M05.24S">
            <text:p>00:15:05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9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5215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678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139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886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507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7575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310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505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9001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21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7573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8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84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17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9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0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8063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00763 4 52894 37108903 31972 0 1392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49473 0 16944 9261424 4279 0 909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55709 2 15730 9283881 6355 0 150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49509 2 10128 9283638 4497 0 130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46071 0 10090 9279959 16839 0 202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9830243 49 6 0 0 0 0 2 0 1 0 0 0 125 0 128714 67 0 0 0 0 0 0 0 22 0 0 0 0 0 0 0 0 119271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353329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849150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849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6365989 0 2330462 256193 803087 128806 0 3 554236 10484 2282718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480 <text:s text:c="5"/>60 <text:s text:c="3"/>0 <text:s text:c="3"/>0 <text:s text:c="3"/>0 <text:s text:c="4"/>0 <text:s text:c="9"/>0 <text:s text:c="8"/>0 <text:s text:c="4"/>4480 <text:s text:c="5"/>60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95059828 1039792 <text:s text:c="3"/>0 1155 <text:s text:c="3"/>0 <text:s text:c="4"/>0 <text:s text:c="9"/>0 <text:s text:c="8"/>0 711387510 <text:s/>55784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5000 7920 732134 99764 113710 833184 7592400 8330228 0 436528 846902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4897 7890 731082 98808 113709 833184 7592400 8330224 0 436456 84680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40 0 0 0 0 0 140 1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340 0 0 0 0 0 340 3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96 0 0 0 0 0 96 96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54 1536865 22 356 6 54 7004 46806 20 0 1 0 4 2936832 400 4294967295 13946880 14046716 3220463312 3220458284 9647126 0 0 4096 536946211 3223525726 0 0 0 1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039792 errors:0 dropped:1155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55784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95059828 (95.0 MB) <text:s/>TX bytes:711387510 (711.3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0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0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480 (4.4 KB) <text:s/>TX bytes:4480 (4.4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750 <text:s text:c="5"/>3530 <text:s/>52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750 <text:s text:c="5"/>3530 <text:s/>52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30.3">
            <text:p>30.3</text:p>
          </table:table-cell>
          <table:table-cell office:value-type="float" office:value="2.9">
            <text:p>2.9</text:p>
          </table:table-cell>
          <table:table-cell office:value-type="float" office:value="6.5">
            <text:p>6.5</text:p>
          </table:table-cell>
          <table:table-cell office:value-type="float" office:value="60.2">
            <text:p>60.2</text:p>
          </table:table-cell>
          <table:table-cell office:value-type="float" office:value="33.2">
            <text:p>33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56.4">
            <text:p>56.4</text:p>
          </table:table-cell>
          <table:table-cell office:value-type="float" office:value="5.6">
            <text:p>5.6</text:p>
          </table:table-cell>
          <table:table-cell office:value-type="float" office:value="10.4">
            <text:p>10.4</text:p>
          </table:table-cell>
          <table:table-cell office:value-type="float" office:value="27.6">
            <text:p>27.6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17.3">
            <text:p>17.3</text:p>
          </table:table-cell>
          <table:table-cell office:value-type="float" office:value="4.6">
            <text:p>4.6</text:p>
          </table:table-cell>
          <table:table-cell office:value-type="float" office:value="16.3">
            <text:p>16.3</text:p>
          </table:table-cell>
          <table:table-cell office:value-type="float" office:value="61.7">
            <text:p>61.7</text:p>
          </table:table-cell>
          <table:table-cell office:value-type="float" office:value="21.9">
            <text:p>2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37.2">
            <text:p>37.2</text:p>
          </table:table-cell>
          <table:table-cell office:value-type="float" office:value="5.9">
            <text:p>5.9</text:p>
          </table:table-cell>
          <table:table-cell office:value-type="float" office:value="13.1">
            <text:p>13.1</text:p>
          </table:table-cell>
          <table:table-cell office:value-type="float" office:value="43.8">
            <text:p>43.8</text:p>
          </table:table-cell>
          <table:table-cell office:value-type="float" office:value="43.1">
            <text:p>43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37.1">
            <text:p>37.1</text:p>
          </table:table-cell>
          <table:table-cell office:value-type="float" office:value="7.1">
            <text:p>7.1</text:p>
          </table:table-cell>
          <table:table-cell office:value-type="float" office:value="13.6">
            <text:p>13.6</text:p>
          </table:table-cell>
          <table:table-cell office:value-type="float" office:value="42.2">
            <text:p>42.2</text:p>
          </table:table-cell>
          <table:table-cell office:value-type="float" office:value="44.2">
            <text:p>44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40">
            <text:p>40</text:p>
          </table:table-cell>
          <table:table-cell office:value-type="float" office:value="7.8">
            <text:p>7.8</text:p>
          </table:table-cell>
          <table:table-cell office:value-type="float" office:value="12.6">
            <text:p>12.6</text:p>
          </table:table-cell>
          <table:table-cell office:value-type="float" office:value="39.6">
            <text:p>39.6</text:p>
          </table:table-cell>
          <table:table-cell office:value-type="float" office:value="47.8">
            <text:p>47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1.4571428571429">
            <text:p>31.46</text:p>
            <draw:frame table:end-cell-address="CPU_ALL.U36" table:end-x="0.474in" table:end-y="0.0028in" draw:z-index="0" draw:name="Chart 1" draw:style-name="gr1" svg:width="14.0496in" svg:height="5.0535in" svg:x="0.0299in" svg:y="0.0039in">
              <draw:object draw:notify-on-update-of-ranges="CPU_ALL.A2:CPU_ALL.A8 CPU_ALL.B1:CPU_ALL.B1 CPU_ALL.B2:CPU_ALL.B8 CPU_ALL.C1:CPU_ALL.C1 CPU_ALL.C2:CPU_ALL.C8 CPU_ALL.D1:CPU_ALL.D1 CPU_ALL.D2:CPU_ALL.D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5">
            <text:p>5</text:p>
          </table:table-cell>
          <table:table-cell office:value-type="float" office:value="10.3571428571429">
            <text:p>10.36</text:p>
          </table:table-cell>
          <table:table-cell office:value-type="float" office:value="53.1571428571429">
            <text:p>53.16</text:p>
          </table:table-cell>
          <table:table-cell office:value-type="float" office:value="36.4571428571429">
            <text:p>36.46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2" table:end-x="0.474in" table:end-y="0.0161in" draw:z-index="1" draw:name="Chart 2" draw:style-name="gr1" svg:width="14.0496in" svg:height="5.0528in" svg:x="0.0299in" svg:y="0.0177in">
              <draw:object draw:notify-on-update-of-ranges="CPU_ALL.A2:CPU_ALL.A8 CPU_ALL.G1:CPU_ALL.G1 CPU_ALL.G2:CPU_ALL.G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30.1285714285714">
            <text:p>30.1</text:p>
          </table:table-cell>
          <table:table-cell table:style-name="ce10" office:value-type="float" office:value="3.65714285714286">
            <text:p>3.7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62.2857142857143">
            <text:p>62.3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30.3285714285714">
            <text:p>30.3</text:p>
          </table:table-cell>
          <table:table-cell table:style-name="ce10" office:value-type="float" office:value="4.34285714285714">
            <text:p>4.3</text:p>
          </table:table-cell>
          <table:table-cell table:style-name="ce10" office:value-type="float" office:value="5.51428571428571">
            <text:p>5.5</text:p>
          </table:table-cell>
          <table:table-cell table:style-name="ce10" office:value-type="float" office:value="59.8142857142857">
            <text:p>59.8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32.5428571428571">
            <text:p>32.5</text:p>
          </table:table-cell>
          <table:table-cell table:style-name="ce10" office:value-type="float" office:value="4.54285714285714">
            <text:p>4.5</text:p>
          </table:table-cell>
          <table:table-cell table:style-name="ce10" office:value-type="float" office:value="5.1">
            <text:p>5.1</text:p>
          </table:table-cell>
          <table:table-cell table:style-name="ce10" office:value-type="float" office:value="57.8285714285714">
            <text:p>57.8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32.0428571428571">
            <text:p>32.0</text:p>
          </table:table-cell>
          <table:table-cell table:style-name="ce10" office:value-type="float" office:value="6.92857142857143">
            <text:p>6.9</text:p>
          </table:table-cell>
          <table:table-cell table:style-name="ce10" office:value-type="float" office:value="26.8428571428571">
            <text:p>26.8</text:p>
          </table:table-cell>
          <table:table-cell table:style-name="ce10" office:value-type="float" office:value="34.2142857142857">
            <text:p>34.2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0">
            <text:p>0</text:p>
          </table:table-cell>
          <table:table-cell office:value-type="float" office:value="1434.4">
            <text:p>1434.4</text:p>
          </table:table-cell>
          <table:table-cell office:value-type="float" office:value="188">
            <text:p>18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0.2">
            <text:p>0.2</text:p>
          </table:table-cell>
          <table:table-cell office:value-type="float" office:value="5439">
            <text:p>5439</text:p>
          </table:table-cell>
          <table:table-cell office:value-type="float" office:value="315.2">
            <text:p>315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0">
            <text:p>0</text:p>
          </table:table-cell>
          <table:table-cell office:value-type="float" office:value="4281.6">
            <text:p>4281.6</text:p>
          </table:table-cell>
          <table:table-cell office:value-type="float" office:value="423.6">
            <text:p>423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0">
            <text:p>0</text:p>
          </table:table-cell>
          <table:table-cell office:value-type="float" office:value="5269.6">
            <text:p>5269.6</text:p>
          </table:table-cell>
          <table:table-cell office:value-type="float" office:value="378.4">
            <text:p>378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0">
            <text:p>0</text:p>
          </table:table-cell>
          <table:table-cell office:value-type="float" office:value="4781.8">
            <text:p>4781.8</text:p>
          </table:table-cell>
          <table:table-cell office:value-type="float" office:value="355.2">
            <text:p>355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360.4">
            <text:p>360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8])" office:value-type="float" office:value="0.0285714285714286">
            <text:p>0.0</text:p>
            <draw:frame table:end-cell-address="DISK_SUMM.T36" table:end-x="0.6197in" table:end-y="0.0028in" draw:z-index="0" draw:name="Chart 1" draw:style-name="gr1" svg:width="14.0118in" svg:height="5.0535in" svg:x="0.0299in" svg:y="0.0039in">
              <draw:object draw:notify-on-update-of-ranges="DISK_SUMM.A2:DISK_SUMM.A8 DISK_SUMM.B1:DISK_SUMM.B1 DISK_SUMM.B2:DISK_SUMM.B8 DISK_SUMM.C1:DISK_SUMM.C1 DISK_SUMM.C2:DISK_SUMM.C8 DISK_SUMM.D2:DISK_SUMM.D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8])" office:value-type="float" office:value="3555.34285714286">
            <text:p>3555.3</text:p>
          </table:table-cell>
          <table:table-cell table:style-name="ce11" table:formula="of:=AVERAGE([.D2:.D8])" office:value-type="float" office:value="288.685714285714">
            <text:p>288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10]=0;0;MAX(SUMPRODUCT([.B2:.B8];[.B2:.B8])/SUM([.B2:.B8])-[.B10];0))" office:value-type="float" office:value="0.171428571428571">
            <text:p>0.2</text:p>
          </table:table-cell>
          <table:table-cell table:style-name="ce11" table:formula="of:=IF([.C10]=0;0;MAX(SUMPRODUCT([.C2:.C8];[.C2:.C8])/SUM([.C2:.C8])-[.C10];0))" office:value-type="float" office:value="1031.57177917914">
            <text:p>1031.6</text:p>
          </table:table-cell>
          <table:table-cell table:style-name="ce11" table:formula="of:=IF([.D10]=0;0;MAX(SUMPRODUCT([.D2:.D8];[.D2:.D8])/SUM([.D2:.D8])-[.D10];0))" office:value-type="float" office:value="64.3298043207783">
            <text:p>64.3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8])-[.B10]-[.B11])" office:value-type="float" office:value="0">
            <text:p>0.0</text:p>
          </table:table-cell>
          <table:table-cell table:style-name="ce11" table:formula="of:=ABS(MAX([.C2:.C8])-[.C10]-[.C11])" office:value-type="float" office:value="852.085363678005">
            <text:p>852.1</text:p>
          </table:table-cell>
          <table:table-cell table:style-name="ce11" table:formula="of:=ABS(MAX([.D2:.D8])-[.D10]-[.D11])" office:value-type="float" office:value="70.5844813935075">
            <text:p>70.6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2" table:end-x="0.6197in" table:end-y="0.0161in" draw:z-index="1" draw:name="Chart 2" draw:style-name="gr1" svg:width="14.0118in" svg:height="5.0528in" svg:x="0.0299in" svg:y="0.0177in">
              <draw:object draw:notify-on-update-of-ranges="DISK_SUMM.B1:DISK_SUMM.D1 DISK_SUMM.A10:DISK_SUMM.A10 DISK_SUMM.B10:DISK_SUMM.D10 DISK_SUMM.A11:DISK_SUMM.A11 DISK_SUMM.B11:DISK_SUMM.D11 DISK_SUMM.A12:DISK_SUMM.A12 DISK_SUMM.B12:DISK_SUMM.D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table:number-columns-repeated="2" office:value-type="float" office:value="7.6">
            <text:p>7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.2">
            <text:p>1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table:number-columns-repeated="2" office:value-type="float" office:value="17.3">
            <text:p>17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4.6">
            <text:p>3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table:number-columns-repeated="2" office:value-type="float" office:value="10.1">
            <text:p>1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0.2">
            <text:p>2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table:number-columns-repeated="2" office:value-type="float" office:value="13.9">
            <text:p>13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7.8">
            <text:p>2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table:number-columns-repeated="2" office:value-type="float" office:value="13.5">
            <text:p>13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7">
            <text:p>2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table:number-columns-repeated="2" office:value-type="float" office:value="10.2">
            <text:p>10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0.4">
            <text:p>2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8])" office:value-type="float" office:value="10.3714285714286">
            <text:p>10.4</text:p>
            <draw:frame table:end-cell-address="DISKBSIZE.V36" table:end-x="0.328in" table:end-y="0.0028in" draw:z-index="0" draw:name="Chart 1" draw:style-name="gr1" svg:width="14.0177in" svg:height="5.0535in" svg:x="0.0299in" svg:y="0.0039in">
              <draw:object draw:notify-on-update-of-ranges="DISKBSIZE.B1:DISKBSIZE.F1 DISKBSIZE.B10:DISKBSIZE.F10 DISKBSIZE.B11:DISKBSIZE.F11 DISKBSIZE.B12:DISKBSIZE.F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8])" office:value-type="float" office:value="10.3714285714286">
            <text:p>10.4</text:p>
          </table:table-cell>
          <table:table-cell table:style-name="ce11" table:formula="of:=AVERAGE([.D2:.D8])" office:value-type="float" office:value="0">
            <text:p>0.0</text:p>
          </table:table-cell>
          <table:table-cell table:style-name="ce11" table:formula="of:=AVERAGE([.E2:.E8])" office:value-type="float" office:value="0">
            <text:p>0.0</text:p>
          </table:table-cell>
          <table:table-cell table:style-name="ce11" table:formula="of:=AVERAGE([.F2: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0]=0;0;MAX(SUMPRODUCT([.B2:.B8];[.B2:.B8])/SUM([.B2:.B8])-[.B10];0))" office:value-type="float" office:value="2.55639512003149">
            <text:p>2.6</text:p>
          </table:table-cell>
          <table:table-cell table:style-name="ce11" table:formula="of:=IF([.C10]=0;0;MAX(SUMPRODUCT([.C2:.C8];[.C2:.C8])/SUM([.C2:.C8])-[.C10];0))" office:value-type="float" office:value="2.55639512003149">
            <text:p>2.6</text:p>
          </table:table-cell>
          <table:table-cell table:style-name="ce11" table:formula="of:=IF([.D10]=0;0;MAX(SUMPRODUCT([.D2:.D8];[.D2:.D8])/SUM([.D2:.D8])-[.D10];0))" office:value-type="float" office:value="0">
            <text:p>0.0</text:p>
          </table:table-cell>
          <table:table-cell table:style-name="ce11" table:formula="of:=IF([.E10]=0;0;MAX(SUMPRODUCT([.E2:.E8];[.E2:.E8])/SUM([.E2:.E8])-[.E10];0))" office:value-type="float" office:value="0">
            <text:p>0.0</text:p>
          </table:table-cell>
          <table:table-cell table:style-name="ce11" table:formula="of:=IF([.F10]=0;0;MAX(SUMPRODUCT([.F2:.F8];[.F2:.F8])/SUM([.F2:.F8])-[.F10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8])-[.B10]-[.B11])" office:value-type="float" office:value="4.37217630853995">
            <text:p>4.4</text:p>
          </table:table-cell>
          <table:table-cell table:style-name="ce11" table:formula="of:=ABS(MAX([.C2:.C8])-[.C10]-[.C11])" office:value-type="float" office:value="4.37217630853995">
            <text:p>4.4</text:p>
          </table:table-cell>
          <table:table-cell table:style-name="ce11" table:formula="of:=ABS(MAX([.D2:.D8])-[.D10]-[.D11])" office:value-type="float" office:value="0">
            <text:p>0.0</text:p>
          </table:table-cell>
          <table:table-cell table:style-name="ce11" table:formula="of:=ABS(MAX([.E2:.E8])-[.E10]-[.E11])" office:value-type="float" office:value="0">
            <text:p>0.0</text:p>
          </table:table-cell>
          <table:table-cell table:style-name="ce11" table:formula="of:=ABS(MAX([.F2:.F8])-[.F10]-[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0]+ [.B11]" office:value-type="float" office:value="12.9278236914601">
            <text:p>12.9</text:p>
          </table:table-cell>
          <table:table-cell table:style-name="ce11" table:formula="of:=[.C10]+ [.C11]" office:value-type="float" office:value="12.9278236914601">
            <text:p>12.9</text:p>
          </table:table-cell>
          <table:table-cell table:style-name="ce11" table:formula="of:=[.D10]+ [.D11]" office:value-type="float" office:value="0">
            <text:p>0.0</text:p>
          </table:table-cell>
          <table:table-cell table:style-name="ce11" table:formula="of:=[.E10]+ [.E11]" office:value-type="float" office:value="0">
            <text:p>0.0</text:p>
          </table:table-cell>
          <table:table-cell table:style-name="ce11" table:formula="of:=[.F10]+ [.F11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2" table:end-x="0.328in" table:end-y="0.0161in" draw:z-index="1" draw:name="Chart 2" draw:style-name="gr1" svg:width="14.0177in" svg:height="5.0528in" svg:x="0.0299in" svg:y="0.0177in">
              <draw:object draw:notify-on-update-of-ranges="DISKBSIZE.A2:DISKBSIZE.A8 DISKBSIZE.B1:DISKBSIZE.B1 DISKBSIZE.B2:DISKBSIZE.B8 DISKBSIZE.C1:DISKBSIZE.C1 DISKBSIZE.C2:DISKBSIZE.C8 DISKBSIZE.D1:DISKBSIZE.D1 DISKBSIZE.D2:DISKBSIZE.D8 DISKBSIZE.E1:DISKBSIZE.E1 DISKBSIZE.E2:DISKBSIZE.E8 DISKBSIZE.F1:DISKBSIZE.F1 DISKBSIZE.F2:DISKBSIZE.F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table:number-columns-repeated="2" office:value-type="float" office:value="33.2">
            <text:p>33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6.4">
            <text:p>66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table:number-columns-repeated="2" office:value-type="float" office:value="60.3">
            <text:p>60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0.6">
            <text:p>12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table:number-columns-repeated="2" office:value-type="float" office:value="74.8">
            <text:p>74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9.6">
            <text:p>14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table:number-columns-repeated="2" office:value-type="float" office:value="67.9">
            <text:p>67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5.8">
            <text:p>13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table:number-columns-repeated="2" office:value-type="float" office:value="66.4">
            <text:p>66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2.8">
            <text:p>13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table:number-columns-repeated="2" office:value-type="float" office:value="64.9">
            <text:p>64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9.8">
            <text:p>129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8])" office:value-type="float" office:value="52.5">
            <text:p>52.5</text:p>
            <draw:frame table:end-cell-address="DISKBUSY.V36" table:end-x="0.328in" table:end-y="0.0028in" draw:z-index="0" draw:name="Chart 1" draw:style-name="gr1" svg:width="14.0177in" svg:height="5.0535in" svg:x="0.0299in" svg:y="0.0039in">
              <draw:object draw:notify-on-update-of-ranges="DISKBUSY.B1:DISKBUSY.F1 DISKBUSY.B10:DISKBUSY.F10 DISKBUSY.B11:DISKBUSY.F11 DISKBUSY.B12:DISKBUSY.F1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8])" office:value-type="float" office:value="52.5">
            <text:p>52.5</text:p>
          </table:table-cell>
          <table:table-cell table:style-name="ce11" table:formula="of:=AVERAGE([.D2:.D8])" office:value-type="float" office:value="0">
            <text:p>0.0</text:p>
          </table:table-cell>
          <table:table-cell table:style-name="ce11" table:formula="of:=AVERAGE([.E2:.E8])" office:value-type="float" office:value="0">
            <text:p>0.0</text:p>
          </table:table-cell>
          <table:table-cell table:style-name="ce11" table:formula="of:=AVERAGE([.F2: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0]=0;0;MAX(SUMPRODUCT([.B2:.B8];[.B2:.B8])/SUM([.B2:.B8])-[.B10];0))" office:value-type="float" office:value="11.621768707483">
            <text:p>11.6</text:p>
          </table:table-cell>
          <table:table-cell table:style-name="ce11" table:formula="of:=IF([.C10]=0;0;MAX(SUMPRODUCT([.C2:.C8];[.C2:.C8])/SUM([.C2:.C8])-[.C10];0))" office:value-type="float" office:value="11.621768707483">
            <text:p>11.6</text:p>
          </table:table-cell>
          <table:table-cell table:style-name="ce11" table:formula="of:=IF([.D10]=0;0;MAX(SUMPRODUCT([.D2:.D8];[.D2:.D8])/SUM([.D2:.D8])-[.D10];0))" office:value-type="float" office:value="0">
            <text:p>0.0</text:p>
          </table:table-cell>
          <table:table-cell table:style-name="ce11" table:formula="of:=IF([.E10]=0;0;MAX(SUMPRODUCT([.E2:.E8];[.E2:.E8])/SUM([.E2:.E8])-[.E10];0))" office:value-type="float" office:value="0">
            <text:p>0.0</text:p>
          </table:table-cell>
          <table:table-cell table:style-name="ce11" table:formula="of:=IF([.F10]=0;0;MAX(SUMPRODUCT([.F2:.F8];[.F2:.F8])/SUM([.F2:.F8])-[.F10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8])-[.B10]-[.B11])" office:value-type="float" office:value="10.678231292517">
            <text:p>10.7</text:p>
          </table:table-cell>
          <table:table-cell table:style-name="ce11" table:formula="of:=ABS(MAX([.C2:.C8])-[.C10]-[.C11])" office:value-type="float" office:value="10.678231292517">
            <text:p>10.7</text:p>
          </table:table-cell>
          <table:table-cell table:style-name="ce11" table:formula="of:=ABS(MAX([.D2:.D8])-[.D10]-[.D11])" office:value-type="float" office:value="0">
            <text:p>0.0</text:p>
          </table:table-cell>
          <table:table-cell table:style-name="ce11" table:formula="of:=ABS(MAX([.E2:.E8])-[.E10]-[.E11])" office:value-type="float" office:value="0">
            <text:p>0.0</text:p>
          </table:table-cell>
          <table:table-cell table:style-name="ce11" table:formula="of:=ABS(MAX([.F2:.F8])-[.F10]-[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0]+ [.B11]" office:value-type="float" office:value="64.121768707483">
            <text:p>64.1</text:p>
          </table:table-cell>
          <table:table-cell table:style-name="ce11" table:formula="of:=[.C10]+ [.C11]" office:value-type="float" office:value="64.121768707483">
            <text:p>64.1</text:p>
          </table:table-cell>
          <table:table-cell table:style-name="ce11" table:formula="of:=[.D10]+ [.D11]" office:value-type="float" office:value="0">
            <text:p>0.0</text:p>
          </table:table-cell>
          <table:table-cell table:style-name="ce11" table:formula="of:=[.E10]+ [.E11]" office:value-type="float" office:value="0">
            <text:p>0.0</text:p>
          </table:table-cell>
          <table:table-cell table:style-name="ce11" table:formula="of:=[.F10]+ [.F11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2" table:end-x="0.328in" table:end-y="0.0161in" draw:z-index="1" draw:name="Chart 2" draw:style-name="gr1" svg:width="14.0177in" svg:height="5.0528in" svg:x="0.0299in" svg:y="0.0177in">
              <draw:object draw:notify-on-update-of-ranges="DISKBUSY.A2:DISKBUSY.A8 DISKBUSY.B1:DISKBUSY.B1 DISKBUSY.B2:DISKBUSY.B8 DISKBUSY.C1:DISKBUSY.C1 DISKBUSY.C2:DISKBUSY.C8 DISKBUSY.D1:DISKBUSY.D1 DISKBUSY.D2:DISKBUSY.D8 DISKBUSY.E1:DISKBUSY.E1 DISKBUSY.E2:DISKBUSY.E8 DISKBUSY.F1:DISKBUSY.F1 DISKBUSY.F2:DISKBUSY.F8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8])" office:value-type="float" office:value="0.0142857142857143">
            <text:p>0.0</text:p>
            <draw:frame table:end-cell-address="DISKREAD.V36" table:end-x="0.328in" table:end-y="0.0028in" draw:z-index="0" draw:name="Chart 1" draw:style-name="gr1" svg:width="14.0177in" svg:height="5.0535in" svg:x="0.0299in" svg:y="0.0039in">
              <draw:object draw:notify-on-update-of-ranges="DISKREAD.B1:DISKREAD.F1 DISKREAD.B10:DISKREAD.F10 DISKREAD.B11:DISKREAD.F11 DISKREAD.B12:DISKREAD.F12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8])" office:value-type="float" office:value="0.0142857142857143">
            <text:p>0.0</text:p>
          </table:table-cell>
          <table:table-cell table:style-name="ce11" table:formula="of:=AVERAGE([.D2:.D8])" office:value-type="float" office:value="0">
            <text:p>0.0</text:p>
          </table:table-cell>
          <table:table-cell table:style-name="ce11" table:formula="of:=AVERAGE([.E2:.E8])" office:value-type="float" office:value="0">
            <text:p>0.0</text:p>
          </table:table-cell>
          <table:table-cell table:style-name="ce11" table:formula="of:=AVERAGE([.F2: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0]=0;0;MAX(SUMPRODUCT([.B2:.B8];[.B2:.B8])/SUM([.B2:.B8])-[.B10];0))" office:value-type="float" office:value="0.0857142857142857">
            <text:p>0.1</text:p>
          </table:table-cell>
          <table:table-cell table:style-name="ce11" table:formula="of:=IF([.C10]=0;0;MAX(SUMPRODUCT([.C2:.C8];[.C2:.C8])/SUM([.C2:.C8])-[.C10];0))" office:value-type="float" office:value="0.0857142857142857">
            <text:p>0.1</text:p>
          </table:table-cell>
          <table:table-cell table:style-name="ce11" table:formula="of:=IF([.D10]=0;0;MAX(SUMPRODUCT([.D2:.D8];[.D2:.D8])/SUM([.D2:.D8])-[.D10];0))" office:value-type="float" office:value="0">
            <text:p>0.0</text:p>
          </table:table-cell>
          <table:table-cell table:style-name="ce11" table:formula="of:=IF([.E10]=0;0;MAX(SUMPRODUCT([.E2:.E8];[.E2:.E8])/SUM([.E2:.E8])-[.E10];0))" office:value-type="float" office:value="0">
            <text:p>0.0</text:p>
          </table:table-cell>
          <table:table-cell table:style-name="ce11" table:formula="of:=IF([.F10]=0;0;MAX(SUMPRODUCT([.F2:.F8];[.F2:.F8])/SUM([.F2:.F8])-[.F10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8])-[.B10]-[.B11])" office:value-type="float" office:value="0">
            <text:p>0.0</text:p>
          </table:table-cell>
          <table:table-cell table:style-name="ce11" table:formula="of:=ABS(MAX([.C2:.C8])-[.C10]-[.C11])" office:value-type="float" office:value="0">
            <text:p>0.0</text:p>
          </table:table-cell>
          <table:table-cell table:style-name="ce11" table:formula="of:=ABS(MAX([.D2:.D8])-[.D10]-[.D11])" office:value-type="float" office:value="0">
            <text:p>0.0</text:p>
          </table:table-cell>
          <table:table-cell table:style-name="ce11" table:formula="of:=ABS(MAX([.E2:.E8])-[.E10]-[.E11])" office:value-type="float" office:value="0">
            <text:p>0.0</text:p>
          </table:table-cell>
          <table:table-cell table:style-name="ce11" table:formula="of:=ABS(MAX([.F2:.F8])-[.F10]-[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0]+ [.B11]" office:value-type="float" office:value="0.1">
            <text:p>0.1</text:p>
          </table:table-cell>
          <table:table-cell table:style-name="ce11" table:formula="of:=[.C10]+ [.C11]" office:value-type="float" office:value="0.1">
            <text:p>0.1</text:p>
          </table:table-cell>
          <table:table-cell table:style-name="ce11" table:formula="of:=[.D10]+ [.D11]" office:value-type="float" office:value="0">
            <text:p>0.0</text:p>
          </table:table-cell>
          <table:table-cell table:style-name="ce11" table:formula="of:=[.E10]+ [.E11]" office:value-type="float" office:value="0">
            <text:p>0.0</text:p>
          </table:table-cell>
          <table:table-cell table:style-name="ce11" table:formula="of:=[.F10]+ [.F11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2" table:end-x="0.328in" table:end-y="0.0161in" draw:z-index="1" draw:name="Chart 2" draw:style-name="gr1" svg:width="14.0177in" svg:height="5.0528in" svg:x="0.0299in" svg:y="0.0177in">
              <draw:object draw:notify-on-update-of-ranges="DISKREAD.A2:DISKREAD.A8 DISKREAD.B1:DISKREAD.B1 DISKREAD.B2:DISKREAD.B8 DISKREAD.C1:DISKREAD.C1 DISKREAD.C2:DISKREAD.C8 DISKREAD.D1:DISKREAD.D1 DISKREAD.D2:DISKREAD.D8 DISKREAD.E1:DISKREAD.E1 DISKREAD.E2:DISKREAD.E8 DISKREAD.F1:DISKREAD.F1 DISKREAD.F2:DISKREAD.F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table:number-columns-repeated="2" office:value-type="float" office:value="717.2">
            <text:p>717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34.4">
            <text:p>143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table:number-columns-repeated="2" office:value-type="float" office:value="2719.5">
            <text:p>2719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439">
            <text:p>543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table:number-columns-repeated="2" office:value-type="float" office:value="2140.8">
            <text:p>2140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281.6">
            <text:p>428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table:number-columns-repeated="2" office:value-type="float" office:value="2634.8">
            <text:p>2634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269.6">
            <text:p>526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table:number-columns-repeated="2" office:value-type="float" office:value="2390.9">
            <text:p>239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781.8">
            <text:p>478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table:number-columns-repeated="2" office:value-type="float" office:value="1840.5">
            <text:p>1840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681">
            <text:p>3681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8])" office:value-type="float" office:value="1777.67142857143">
            <text:p>1777.7</text:p>
            <draw:frame table:end-cell-address="DISKWRITE.V36" table:end-x="0.328in" table:end-y="0.0028in" draw:z-index="0" draw:name="Chart 1" draw:style-name="gr1" svg:width="14.0177in" svg:height="5.0535in" svg:x="0.0299in" svg:y="0.0039in">
              <draw:object draw:notify-on-update-of-ranges="DISKWRITE.B1:DISKWRITE.F1 DISKWRITE.B10:DISKWRITE.F10 DISKWRITE.B11:DISKWRITE.F11 DISKWRITE.B12:DISKWRITE.F12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8])" office:value-type="float" office:value="1777.67142857143">
            <text:p>1777.7</text:p>
          </table:table-cell>
          <table:table-cell table:style-name="ce11" table:formula="of:=AVERAGE([.D2:.D8])" office:value-type="float" office:value="0">
            <text:p>0.0</text:p>
          </table:table-cell>
          <table:table-cell table:style-name="ce11" table:formula="of:=AVERAGE([.E2:.E8])" office:value-type="float" office:value="0">
            <text:p>0.0</text:p>
          </table:table-cell>
          <table:table-cell table:style-name="ce11" table:formula="of:=AVERAGE([.F2: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0]=0;0;MAX(SUMPRODUCT([.B2:.B8];[.B2:.B8])/SUM([.B2:.B8])-[.B10];0))" office:value-type="float" office:value="515.785889589569">
            <text:p>515.8</text:p>
          </table:table-cell>
          <table:table-cell table:style-name="ce11" table:formula="of:=IF([.C10]=0;0;MAX(SUMPRODUCT([.C2:.C8];[.C2:.C8])/SUM([.C2:.C8])-[.C10];0))" office:value-type="float" office:value="515.785889589569">
            <text:p>515.8</text:p>
          </table:table-cell>
          <table:table-cell table:style-name="ce11" table:formula="of:=IF([.D10]=0;0;MAX(SUMPRODUCT([.D2:.D8];[.D2:.D8])/SUM([.D2:.D8])-[.D10];0))" office:value-type="float" office:value="0">
            <text:p>0.0</text:p>
          </table:table-cell>
          <table:table-cell table:style-name="ce11" table:formula="of:=IF([.E10]=0;0;MAX(SUMPRODUCT([.E2:.E8];[.E2:.E8])/SUM([.E2:.E8])-[.E10];0))" office:value-type="float" office:value="0">
            <text:p>0.0</text:p>
          </table:table-cell>
          <table:table-cell table:style-name="ce11" table:formula="of:=IF([.F10]=0;0;MAX(SUMPRODUCT([.F2:.F8];[.F2:.F8])/SUM([.F2:.F8])-[.F10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8])-[.B10]-[.B11])" office:value-type="float" office:value="426.042681839002">
            <text:p>426.0</text:p>
          </table:table-cell>
          <table:table-cell table:style-name="ce11" table:formula="of:=ABS(MAX([.C2:.C8])-[.C10]-[.C11])" office:value-type="float" office:value="426.042681839002">
            <text:p>426.0</text:p>
          </table:table-cell>
          <table:table-cell table:style-name="ce11" table:formula="of:=ABS(MAX([.D2:.D8])-[.D10]-[.D11])" office:value-type="float" office:value="0">
            <text:p>0.0</text:p>
          </table:table-cell>
          <table:table-cell table:style-name="ce11" table:formula="of:=ABS(MAX([.E2:.E8])-[.E10]-[.E11])" office:value-type="float" office:value="0">
            <text:p>0.0</text:p>
          </table:table-cell>
          <table:table-cell table:style-name="ce11" table:formula="of:=ABS(MAX([.F2:.F8])-[.F10]-[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0]+ [.B11]" office:value-type="float" office:value="2293.457318161">
            <text:p>2293.5</text:p>
          </table:table-cell>
          <table:table-cell table:style-name="ce11" table:formula="of:=[.C10]+ [.C11]" office:value-type="float" office:value="2293.457318161">
            <text:p>2293.5</text:p>
          </table:table-cell>
          <table:table-cell table:style-name="ce11" table:formula="of:=[.D10]+ [.D11]" office:value-type="float" office:value="0">
            <text:p>0.0</text:p>
          </table:table-cell>
          <table:table-cell table:style-name="ce11" table:formula="of:=[.E10]+ [.E11]" office:value-type="float" office:value="0">
            <text:p>0.0</text:p>
          </table:table-cell>
          <table:table-cell table:style-name="ce11" table:formula="of:=[.F10]+ [.F11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2" table:end-x="0.328in" table:end-y="0.0161in" draw:z-index="1" draw:name="Chart 2" draw:style-name="gr1" svg:width="14.0177in" svg:height="5.0528in" svg:x="0.0299in" svg:y="0.0177in">
              <draw:object draw:notify-on-update-of-ranges="DISKWRITE.A2:DISKWRITE.A8 DISKWRITE.B1:DISKWRITE.B1 DISKWRITE.B2:DISKWRITE.B8 DISKWRITE.C1:DISKWRITE.C1 DISKWRITE.C2:DISKWRITE.C8 DISKWRITE.D1:DISKWRITE.D1 DISKWRITE.D2:DISKWRITE.D8 DISKWRITE.E1:DISKWRITE.E1 DISKWRITE.E2:DISKWRITE.E8 DISKWRITE.F1:DISKWRITE.F1 DISKWRITE.F2:DISKWRITE.F8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8">
            <text:p>18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table:number-columns-repeated="2" office:value-type="float" office:value="157.6">
            <text:p>157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15.2">
            <text:p>31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table:number-columns-repeated="2" office:value-type="float" office:value="211.8">
            <text:p>211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23.6">
            <text:p>42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table:number-columns-repeated="2" office:value-type="float" office:value="189.2">
            <text:p>189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78.4">
            <text:p>378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table:number-columns-repeated="2" office:value-type="float" office:value="177.6">
            <text:p>177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55.2">
            <text:p>35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table:number-columns-repeated="2" office:value-type="float" office:value="180.2">
            <text:p>180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60.4">
            <text:p>36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8])" office:value-type="float" office:value="144.342857142857">
            <text:p>144.3</text:p>
            <draw:frame table:end-cell-address="DISKXFER.V36" table:end-x="0.328in" table:end-y="0.0028in" draw:z-index="0" draw:name="Chart 1" draw:style-name="gr1" svg:width="14.0177in" svg:height="5.0535in" svg:x="0.0299in" svg:y="0.0039in">
              <draw:object draw:notify-on-update-of-ranges="DISKXFER.B1:DISKXFER.F1 DISKXFER.B10:DISKXFER.F10 DISKXFER.B11:DISKXFER.F11 DISKXFER.B12:DISKXFER.F12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8])" office:value-type="float" office:value="144.342857142857">
            <text:p>144.3</text:p>
          </table:table-cell>
          <table:table-cell table:style-name="ce11" table:formula="of:=AVERAGE([.D2:.D8])" office:value-type="float" office:value="0">
            <text:p>0.0</text:p>
          </table:table-cell>
          <table:table-cell table:style-name="ce11" table:formula="of:=AVERAGE([.E2:.E8])" office:value-type="float" office:value="0">
            <text:p>0.0</text:p>
          </table:table-cell>
          <table:table-cell table:style-name="ce11" table:formula="of:=AVERAGE([.F2: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10]=0;0;MAX(SUMPRODUCT([.B2:.B8];[.B2:.B8])/SUM([.B2:.B8])-[.B10];0))" office:value-type="float" office:value="32.1649021603891">
            <text:p>32.2</text:p>
          </table:table-cell>
          <table:table-cell table:style-name="ce11" table:formula="of:=IF([.C10]=0;0;MAX(SUMPRODUCT([.C2:.C8];[.C2:.C8])/SUM([.C2:.C8])-[.C10];0))" office:value-type="float" office:value="32.1649021603891">
            <text:p>32.2</text:p>
          </table:table-cell>
          <table:table-cell table:style-name="ce11" table:formula="of:=IF([.D10]=0;0;MAX(SUMPRODUCT([.D2:.D8];[.D2:.D8])/SUM([.D2:.D8])-[.D10];0))" office:value-type="float" office:value="0">
            <text:p>0.0</text:p>
          </table:table-cell>
          <table:table-cell table:style-name="ce11" table:formula="of:=IF([.E10]=0;0;MAX(SUMPRODUCT([.E2:.E8];[.E2:.E8])/SUM([.E2:.E8])-[.E10];0))" office:value-type="float" office:value="0">
            <text:p>0.0</text:p>
          </table:table-cell>
          <table:table-cell table:style-name="ce11" table:formula="of:=IF([.F10]=0;0;MAX(SUMPRODUCT([.F2:.F8];[.F2:.F8])/SUM([.F2:.F8])-[.F10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8])-[.B10]-[.B11])" office:value-type="float" office:value="35.2922406967537">
            <text:p>35.3</text:p>
          </table:table-cell>
          <table:table-cell table:style-name="ce11" table:formula="of:=ABS(MAX([.C2:.C8])-[.C10]-[.C11])" office:value-type="float" office:value="35.2922406967537">
            <text:p>35.3</text:p>
          </table:table-cell>
          <table:table-cell table:style-name="ce11" table:formula="of:=ABS(MAX([.D2:.D8])-[.D10]-[.D11])" office:value-type="float" office:value="0">
            <text:p>0.0</text:p>
          </table:table-cell>
          <table:table-cell table:style-name="ce11" table:formula="of:=ABS(MAX([.E2:.E8])-[.E10]-[.E11])" office:value-type="float" office:value="0">
            <text:p>0.0</text:p>
          </table:table-cell>
          <table:table-cell table:style-name="ce11" table:formula="of:=ABS(MAX([.F2:.F8])-[.F10]-[.F11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10]+ [.B11]" office:value-type="float" office:value="176.507759303246">
            <text:p>176.5</text:p>
          </table:table-cell>
          <table:table-cell table:style-name="ce11" table:formula="of:=[.C10]+ [.C11]" office:value-type="float" office:value="176.507759303246">
            <text:p>176.5</text:p>
          </table:table-cell>
          <table:table-cell table:style-name="ce11" table:formula="of:=[.D10]+ [.D11]" office:value-type="float" office:value="0">
            <text:p>0.0</text:p>
          </table:table-cell>
          <table:table-cell table:style-name="ce11" table:formula="of:=[.E10]+ [.E11]" office:value-type="float" office:value="0">
            <text:p>0.0</text:p>
          </table:table-cell>
          <table:table-cell table:style-name="ce11" table:formula="of:=[.F10]+ [.F11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2" table:end-x="0.328in" table:end-y="0.0161in" draw:z-index="1" draw:name="Chart 2" draw:style-name="gr1" svg:width="14.0177in" svg:height="5.0528in" svg:x="0.0299in" svg:y="0.0177in">
              <draw:object draw:notify-on-update-of-ranges="DISKXFER.A2:DISKXFER.A8 DISKXFER.B1:DISKXFER.B1 DISKXFER.B2:DISKXFER.B8 DISKXFER.C1:DISKXFER.C1 DISKXFER.C2:DISKXFER.C8 DISKXFER.D1:DISKXFER.D1 DISKXFER.D2:DISKXFER.D8 DISKXFER.E1:DISKXFER.E1 DISKXFER.E2:DISKXFER.E8 DISKXFER.F1:DISKXFER.F1 DISKXFER.F2:DISKXFER.F8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office:value-type="float" office:value="48.9">
            <text:p>48.9</text:p>
          </table:table-cell>
          <table:table-cell table:number-columns-repeated="4" office:value-type="float" office:value="0">
            <text:p>0</text:p>
          </table:table-cell>
          <table:table-cell office:value-type="float" office:value="48.9">
            <text:p>48.9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49.4">
            <text:p>49.4</text:p>
          </table:table-cell>
          <table:table-cell table:number-columns-repeated="4" office:value-type="float" office:value="0">
            <text:p>0</text:p>
          </table:table-cell>
          <table:table-cell office:value-type="float" office:value="49.4">
            <text:p>49.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49.5">
            <text:p>49.5</text:p>
          </table:table-cell>
          <table:table-cell table:number-columns-repeated="4" office:value-type="float" office:value="0">
            <text:p>0</text:p>
          </table:table-cell>
          <table:table-cell office:value-type="float" office:value="49.5">
            <text:p>49.5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49.7">
            <text:p>49.7</text:p>
          </table:table-cell>
          <table:table-cell table:number-columns-repeated="4" office:value-type="float" office:value="0">
            <text:p>0</text:p>
          </table:table-cell>
          <table:table-cell office:value-type="float" office:value="49.7">
            <text:p>49.7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50.2">
            <text:p>50.2</text:p>
          </table:table-cell>
          <table:table-cell table:number-columns-repeated="4" office:value-type="float" office:value="0">
            <text:p>0</text:p>
          </table:table-cell>
          <table:table-cell office:value-type="float" office:value="50.2">
            <text:p>50.2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50.1">
            <text:p>50.1</text:p>
          </table:table-cell>
          <table:table-cell table:number-columns-repeated="4" office:value-type="float" office:value="0">
            <text:p>0</text:p>
          </table:table-cell>
          <table:table-cell office:value-type="float" office:value="50.1">
            <text:p>50.1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49.4">
            <text:p>49.4</text:p>
          </table:table-cell>
          <table:table-cell table:number-columns-repeated="4" office:value-type="float" office:value="0">
            <text:p>0</text:p>
          </table:table-cell>
          <table:table-cell office:value-type="float" office:value="49.4">
            <text:p>49.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8])" office:value-type="float" office:value="49.6">
            <text:p>49.6</text:p>
            <draw:frame table:end-cell-address="JFSFILE.U36" table:end-x="0.474in" table:end-y="0.0028in" draw:z-index="0" draw:name="Chart 1" draw:style-name="gr1" svg:width="14.0496in" svg:height="5.0535in" svg:x="0.0299in" svg:y="0.0039in">
              <draw:object draw:notify-on-update-of-ranges="JFSFILE.B1:JFSFILE.G1 JFSFILE.A10:JFSFILE.A10 JFSFILE.B10:JFSFILE.G10 JFSFILE.A11:JFSFILE.A11 JFSFILE.B11:JFSFILE.G11 JFSFILE.A12:JFSFILE.A12 JFSFILE.B12:JFSFILE.G12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8])" office:value-type="float" office:value="0">
            <text:p>0.0</text:p>
          </table:table-cell>
          <table:table-cell table:style-name="ce11" table:formula="of:=AVERAGE([.D2:.D8])" office:value-type="float" office:value="0">
            <text:p>0.0</text:p>
          </table:table-cell>
          <table:table-cell table:style-name="ce11" table:formula="of:=AVERAGE([.E2:.E8])" office:value-type="float" office:value="0">
            <text:p>0.0</text:p>
          </table:table-cell>
          <table:table-cell table:style-name="ce11" table:formula="of:=AVERAGE([.F2:.F8])" office:value-type="float" office:value="0">
            <text:p>0.0</text:p>
          </table:table-cell>
          <table:table-cell table:style-name="ce11" table:formula="of:=AVERAGE([.G2:.G8])" office:value-type="float" office:value="49.6">
            <text:p>49.6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10]=0;0;MAX(SUMPRODUCT([.B2:.B8];[.B2:.B8])/SUM([.B2:.B8])-[.B10];0))" office:value-type="float" office:value="0.00345622119815658">
            <text:p>0.0</text:p>
          </table:table-cell>
          <table:table-cell table:style-name="ce11" table:formula="of:=IF([.C10]=0;0;MAX(SUMPRODUCT([.C2:.C8];[.C2:.C8])/SUM([.C2:.C8])-[.C10];0))" office:value-type="float" office:value="0">
            <text:p>0.0</text:p>
          </table:table-cell>
          <table:table-cell table:style-name="ce11" table:formula="of:=IF([.D10]=0;0;MAX(SUMPRODUCT([.D2:.D8];[.D2:.D8])/SUM([.D2:.D8])-[.D10];0))" office:value-type="float" office:value="0">
            <text:p>0.0</text:p>
          </table:table-cell>
          <table:table-cell table:style-name="ce11" table:formula="of:=IF([.E10]=0;0;MAX(SUMPRODUCT([.E2:.E8];[.E2:.E8])/SUM([.E2:.E8])-[.E10];0))" office:value-type="float" office:value="0">
            <text:p>0.0</text:p>
          </table:table-cell>
          <table:table-cell table:style-name="ce11" table:formula="of:=IF([.F10]=0;0;MAX(SUMPRODUCT([.F2:.F8];[.F2:.F8])/SUM([.F2:.F8])-[.F10];0))" office:value-type="float" office:value="0">
            <text:p>0.0</text:p>
          </table:table-cell>
          <table:table-cell table:style-name="ce11" table:formula="of:=IF([.G10]=0;0;MAX(SUMPRODUCT([.G2:.G8];[.G2:.G8])/SUM([.G2:.G8])-[.G10];0))" office:value-type="float" office:value="0.00345622119815658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8])-[.B10]-[.B11])" office:value-type="float" office:value="0.596543778801845">
            <text:p>0.6</text:p>
          </table:table-cell>
          <table:table-cell table:style-name="ce11" table:formula="of:=ABS(MAX([.C2:.C8])-[.C10]-[.C11])" office:value-type="float" office:value="0">
            <text:p>0.0</text:p>
          </table:table-cell>
          <table:table-cell table:style-name="ce11" table:formula="of:=ABS(MAX([.D2:.D8])-[.D10]-[.D11])" office:value-type="float" office:value="0">
            <text:p>0.0</text:p>
          </table:table-cell>
          <table:table-cell table:style-name="ce11" table:formula="of:=ABS(MAX([.E2:.E8])-[.E10]-[.E11])" office:value-type="float" office:value="0">
            <text:p>0.0</text:p>
          </table:table-cell>
          <table:table-cell table:style-name="ce11" table:formula="of:=ABS(MAX([.F2:.F8])-[.F10]-[.F11])" office:value-type="float" office:value="0">
            <text:p>0.0</text:p>
          </table:table-cell>
          <table:table-cell table:style-name="ce11" table:formula="of:=ABS(MAX([.G2:.G8])-[.G10]-[.G11])" office:value-type="float" office:value="0.596543778801845">
            <text:p>0.6</text:p>
          </table:table-cell>
          <table:table-cell table:number-columns-repeated="1017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463.1">
            <text:p>2463.1</text:p>
          </table:table-cell>
          <table:table-cell office:value-type="float" office:value="1856">
            <text:p>1856</text:p>
          </table:table-cell>
          <table:table-cell office:value-type="float" office:value="607.1">
            <text:p>607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99.6">
            <text:p>599.6</text:p>
          </table:table-cell>
          <table:table-cell office:value-type="float" office:value="1258.2">
            <text:p>1258.2</text:p>
          </table:table-cell>
          <table:table-cell office:value-type="float" office:value="-1">
            <text:p>-1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44.9">
            <text:p>244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244.3">
            <text:p>2244.3</text:p>
          </table:table-cell>
          <table:table-cell office:value-type="float" office:value="1640.4">
            <text:p>1640.4</text:p>
          </table:table-cell>
          <table:table-cell office:value-type="float" office:value="603.9">
            <text:p>603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32.8">
            <text:p>632.8</text:p>
          </table:table-cell>
          <table:table-cell office:value-type="float" office:value="1444.6">
            <text:p>1444.6</text:p>
          </table:table-cell>
          <table:table-cell office:value-type="float" office:value="-1">
            <text:p>-1</text:p>
          </table:table-cell>
          <table:table-cell office:value-type="float" office:value="165.1">
            <text:p>165.1</text:p>
          </table:table-cell>
          <table:table-cell office:value-type="float" office:value="0">
            <text:p>0</text:p>
          </table:table-cell>
          <table:table-cell office:value-type="float" office:value="275.3">
            <text:p>275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26.2">
            <text:p>2026.2</text:p>
          </table:table-cell>
          <table:table-cell office:value-type="float" office:value="1424.5">
            <text:p>1424.5</text:p>
          </table:table-cell>
          <table:table-cell office:value-type="float" office:value="601.6">
            <text:p>601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41.7">
            <text:p>641.7</text:p>
          </table:table-cell>
          <table:table-cell office:value-type="float" office:value="1673.3">
            <text:p>1673.3</text:p>
          </table:table-cell>
          <table:table-cell office:value-type="float" office:value="-1">
            <text:p>-1</text:p>
          </table:table-cell>
          <table:table-cell office:value-type="float" office:value="166.3">
            <text:p>166.3</text:p>
          </table:table-cell>
          <table:table-cell office:value-type="float" office:value="0">
            <text:p>0</text:p>
          </table:table-cell>
          <table:table-cell office:value-type="float" office:value="263.6">
            <text:p>263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01.2">
            <text:p>2001.2</text:p>
          </table:table-cell>
          <table:table-cell office:value-type="float" office:value="1401.6">
            <text:p>1401.6</text:p>
          </table:table-cell>
          <table:table-cell office:value-type="float" office:value="599.5">
            <text:p>599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9.4">
            <text:p>659.4</text:p>
          </table:table-cell>
          <table:table-cell office:value-type="float" office:value="1697.7">
            <text:p>1697.7</text:p>
          </table:table-cell>
          <table:table-cell office:value-type="float" office:value="-1">
            <text:p>-1</text:p>
          </table:table-cell>
          <table:table-cell office:value-type="float" office:value="168.4">
            <text:p>168.4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39.4">
            <text:p>1939.4</text:p>
          </table:table-cell>
          <table:table-cell office:value-type="float" office:value="1341.6">
            <text:p>1341.6</text:p>
          </table:table-cell>
          <table:table-cell office:value-type="float" office:value="597.8">
            <text:p>597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94.7">
            <text:p>694.7</text:p>
          </table:table-cell>
          <table:table-cell office:value-type="float" office:value="1755.7">
            <text:p>1755.7</text:p>
          </table:table-cell>
          <table:table-cell office:value-type="float" office:value="-1">
            <text:p>-1</text:p>
          </table:table-cell>
          <table:table-cell office:value-type="float" office:value="169.4">
            <text:p>169.4</text:p>
          </table:table-cell>
          <table:table-cell office:value-type="float" office:value="0">
            <text:p>0</text:p>
          </table:table-cell>
          <table:table-cell office:value-type="float" office:value="267.4">
            <text:p>267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37.1">
            <text:p>1937.1</text:p>
          </table:table-cell>
          <table:table-cell office:value-type="float" office:value="1341.1">
            <text:p>1341.1</text:p>
          </table:table-cell>
          <table:table-cell office:value-type="float" office:value="596">
            <text:p>59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92">
            <text:p>692</text:p>
          </table:table-cell>
          <table:table-cell office:value-type="float" office:value="1764">
            <text:p>1764</text:p>
          </table:table-cell>
          <table:table-cell office:value-type="float" office:value="-1">
            <text:p>-1</text:p>
          </table:table-cell>
          <table:table-cell office:value-type="float" office:value="170.9">
            <text:p>170.9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93.4">
            <text:p>1993.4</text:p>
          </table:table-cell>
          <table:table-cell office:value-type="float" office:value="1398.4">
            <text:p>1398.4</text:p>
          </table:table-cell>
          <table:table-cell office:value-type="float" office:value="595">
            <text:p>59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34.2">
            <text:p>634.2</text:p>
          </table:table-cell>
          <table:table-cell office:value-type="float" office:value="1724.1">
            <text:p>1724.1</text:p>
          </table:table-cell>
          <table:table-cell office:value-type="float" office:value="-1">
            <text:p>-1</text:p>
          </table:table-cell>
          <table:table-cell office:value-type="float" office:value="172.1">
            <text:p>172.1</text:p>
          </table:table-cell>
          <table:table-cell office:value-type="float" office:value="0">
            <text:p>0</text:p>
          </table:table-cell>
          <table:table-cell office:value-type="float" office:value="242.7">
            <text:p>242.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6" table:end-x="0.1303in" table:end-y="0.0028in" draw:z-index="0" draw:name="Chart 1" draw:style-name="gr1" svg:width="13.9429in" svg:height="5.0535in" svg:x="0.0299in" svg:y="0.0039in">
              <draw:object draw:notify-on-update-of-ranges="MEM.A2:MEM.A8 MEM.F1:MEM.F1 MEM.F2:MEM.F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2" table:end-x="0.1303in" table:end-y="0.0161in" draw:z-index="1" draw:name="Chart 2" draw:style-name="gr1" svg:width="13.9429in" svg:height="5.0528in" svg:x="0.0299in" svg:y="0.0177in">
              <draw:object draw:notify-on-update-of-ranges="MEM.A2:MEM.A8 MEM.B1:MEM.B1 MEM.B2:MEM.B8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0">
            <text:p>0</text:p>
          </table:table-cell>
          <table:table-cell office:value-type="float" office:value="27.9">
            <text:p>27.9</text:p>
          </table:table-cell>
          <table:table-cell office:value-type="float" office:value="0">
            <text:p>0</text:p>
          </table:table-cell>
          <table:table-cell office:value-type="float" office:value="677.9">
            <text:p>677.9</text:p>
          </table:table-cell>
          <table:table-cell office:value-type="float" office:value="0">
            <text:p>0</text:p>
          </table:table-cell>
          <table:table-cell office:value-type="float" office:value="705.8">
            <text:p>705.8</text:p>
          </table:table-cell>
          <table:table-cell office:value-type="float" office:value="27.9">
            <text:p>27.9</text:p>
          </table:table-cell>
          <table:table-cell office:value-type="float" office:value="-677.9">
            <text:p>-677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float" office:value="0">
            <text:p>0</text:p>
          </table:table-cell>
          <table:table-cell office:value-type="float" office:value="467.5">
            <text:p>467.5</text:p>
          </table:table-cell>
          <table:table-cell office:value-type="float" office:value="0">
            <text:p>0</text:p>
          </table:table-cell>
          <table:table-cell office:value-type="float" office:value="483.1">
            <text:p>483.1</text:p>
          </table:table-cell>
          <table:table-cell office:value-type="float" office:value="15.6">
            <text:p>15.6</text:p>
          </table:table-cell>
          <table:table-cell office:value-type="float" office:value="-467.5">
            <text:p>-467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47.9">
            <text:p>247.9</text:p>
          </table:table-cell>
          <table:table-cell office:value-type="float" office:value="0">
            <text:p>0</text:p>
          </table:table-cell>
          <table:table-cell office:value-type="float" office:value="260.9">
            <text:p>260.9</text:p>
          </table:table-cell>
          <table:table-cell office:value-type="float" office:value="13">
            <text:p>13</text:p>
          </table:table-cell>
          <table:table-cell office:value-type="float" office:value="-247.9">
            <text:p>-247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  <table:table-cell office:value-type="float" office:value="332.2">
            <text:p>332.2</text:p>
          </table:table-cell>
          <table:table-cell office:value-type="float" office:value="0">
            <text:p>0</text:p>
          </table:table-cell>
          <table:table-cell office:value-type="float" office:value="351.3">
            <text:p>351.3</text:p>
          </table:table-cell>
          <table:table-cell office:value-type="float" office:value="19.1">
            <text:p>19.1</text:p>
          </table:table-cell>
          <table:table-cell office:value-type="float" office:value="-332.2">
            <text:p>-332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0">
            <text:p>0</text:p>
          </table:table-cell>
          <table:table-cell office:value-type="float" office:value="19.3">
            <text:p>19.3</text:p>
          </table:table-cell>
          <table:table-cell office:value-type="float" office:value="0">
            <text:p>0</text:p>
          </table:table-cell>
          <table:table-cell office:value-type="float" office:value="360.9">
            <text:p>360.9</text:p>
          </table:table-cell>
          <table:table-cell office:value-type="float" office:value="0">
            <text:p>0</text:p>
          </table:table-cell>
          <table:table-cell office:value-type="float" office:value="380.2">
            <text:p>380.2</text:p>
          </table:table-cell>
          <table:table-cell office:value-type="float" office:value="19.3">
            <text:p>19.3</text:p>
          </table:table-cell>
          <table:table-cell office:value-type="float" office:value="-360.9">
            <text:p>-360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float" office:value="0">
            <text:p>0</text:p>
          </table:table-cell>
          <table:table-cell office:value-type="float" office:value="332.3">
            <text:p>332.3</text:p>
          </table:table-cell>
          <table:table-cell office:value-type="float" office:value="0">
            <text:p>0</text:p>
          </table:table-cell>
          <table:table-cell office:value-type="float" office:value="355.2">
            <text:p>355.2</text:p>
          </table:table-cell>
          <table:table-cell office:value-type="float" office:value="22.9">
            <text:p>22.9</text:p>
          </table:table-cell>
          <table:table-cell office:value-type="float" office:value="-332.3">
            <text:p>-332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8])" office:value-type="float" office:value="0">
            <text:p>0.0</text:p>
            <draw:frame table:end-cell-address="NET.U36" table:end-x="0.474in" table:end-y="0.0028in" draw:z-index="0" draw:name="Chart 1" draw:style-name="gr1" svg:width="14.0496in" svg:height="5.0535in" svg:x="0.0299in" svg:y="0.0039in">
              <draw:object draw:notify-on-update-of-ranges="NET.A2:NET.A8 NET.I1:NET.I1 NET.I2:NET.I8 NET.H1:NET.H1 NET.H2:NET.H8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8])" office:value-type="float" office:value="16.9">
            <text:p>16.9</text:p>
          </table:table-cell>
          <table:table-cell table:style-name="ce11" table:formula="of:=AVERAGE([.D2:.D8])" office:value-type="float" office:value="0">
            <text:p>0.0</text:p>
          </table:table-cell>
          <table:table-cell table:style-name="ce11" table:formula="of:=AVERAGE([.E2:.E8])" office:value-type="float" office:value="345.557142857143">
            <text:p>345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0]=0;0;MAX(SUMPRODUCT([.B2:.B8];[.B2:.B8])/SUM([.B2:.B8])-[.B10];0))" office:value-type="float" office:value="0">
            <text:p>0.0</text:p>
          </table:table-cell>
          <table:table-cell table:style-name="ce11" table:formula="of:=IF([.C10]=0;0;MAX(SUMPRODUCT([.C2:.C8];[.C2:.C8])/SUM([.C2:.C8])-[.C10];0))" office:value-type="float" office:value="3.83313609467456">
            <text:p>3.8</text:p>
          </table:table-cell>
          <table:table-cell table:style-name="ce11" table:formula="of:=IF([.D10]=0;0;MAX(SUMPRODUCT([.D2:.D8];[.D2:.D8])/SUM([.D2:.D8])-[.D10];0))" office:value-type="float" office:value="0">
            <text:p>0.0</text:p>
          </table:table-cell>
          <table:table-cell table:style-name="ce11" table:formula="of:=IF([.E10]=0;0;MAX(SUMPRODUCT([.E2:.E8];[.E2:.E8])/SUM([.E2:.E8])-[.E10];0))" office:value-type="float" office:value="105.304013040166">
            <text:p>105.3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8])-[.B10]-[.B11])" office:value-type="float" office:value="0">
            <text:p>0.0</text:p>
          </table:table-cell>
          <table:table-cell table:style-name="ce11" table:formula="of:=ABS(MAX([.C2:.C8])-[.C10]-[.C11])" office:value-type="float" office:value="7.16686390532544">
            <text:p>7.2</text:p>
          </table:table-cell>
          <table:table-cell table:style-name="ce11" table:formula="of:=ABS(MAX([.D2:.D8])-[.D10]-[.D11])" office:value-type="float" office:value="0">
            <text:p>0.0</text:p>
          </table:table-cell>
          <table:table-cell table:style-name="ce11" table:formula="of:=ABS(MAX([.E2:.E8])-[.E10]-[.E11])" office:value-type="float" office:value="227.038844102691">
            <text:p>227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2" table:end-x="0.474in" table:end-y="0.0161in" draw:z-index="1" draw:name="Chart 2" draw:style-name="gr1" svg:width="14.0496in" svg:height="5.0528in" svg:x="0.0299in" svg:y="0.0177in">
              <draw:object draw:notify-on-update-of-ranges="NET.B1:NET.E1 NET.A10:NET.A10 NET.B10:NET.E10 NET.A11:NET.A11 NET.B11:NET.E11 NET.A12:NET.A12 NET.B12:NET.E12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8" table:end-x="0.474in" table:end-y="0.0307in" draw:z-index="2" draw:name="Chart 3" draw:style-name="gr1" svg:width="14.0496in" svg:height="5.0535in" svg:x="0.0299in" svg:y="0.0319in">
              <draw:object draw:notify-on-update-of-ranges="NET.A2:NET.A8 NET.B1:NET.B1 NET.B2:NET.B8 NET.C1:NET.C1 NET.C2:NET.C8 NET.D1:NET.D1 NET.D2:NET.D8 NET.E1:NET.E1 NET.E2:NET.E8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office:value-type="float" office:value="0">
            <text:p>0</text:p>
          </table:table-cell>
          <table:table-cell office:value-type="float" office:value="8.1">
            <text:p>8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0">
            <text:p>0</text:p>
          </table:table-cell>
          <table:table-cell office:value-type="float" office:value="285.5">
            <text:p>285.5</text:p>
          </table:table-cell>
          <table:table-cell office:value-type="float" office:value="0">
            <text:p>0</text:p>
          </table:table-cell>
          <table:table-cell office:value-type="float" office:value="523.3">
            <text:p>523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0">
            <text:p>0</text:p>
          </table:table-cell>
          <table:table-cell office:value-type="float" office:value="175.9">
            <text:p>175.9</text:p>
          </table:table-cell>
          <table:table-cell office:value-type="float" office:value="0">
            <text:p>0</text:p>
          </table:table-cell>
          <table:table-cell office:value-type="float" office:value="344.2">
            <text:p>344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0">
            <text:p>0</text:p>
          </table:table-cell>
          <table:table-cell office:value-type="float" office:value="109.5">
            <text:p>109.5</text:p>
          </table:table-cell>
          <table:table-cell office:value-type="float" office:value="0">
            <text:p>0</text:p>
          </table:table-cell>
          <table:table-cell office:value-type="float" office:value="191.1">
            <text:p>191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0">
            <text:p>0</text:p>
          </table:table-cell>
          <table:table-cell office:value-type="float" office:value="145.4">
            <text:p>145.4</text:p>
          </table:table-cell>
          <table:table-cell office:value-type="float" office:value="0">
            <text:p>0</text:p>
          </table:table-cell>
          <table:table-cell office:value-type="float" office:value="260.9">
            <text:p>26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0">
            <text:p>0</text:p>
          </table:table-cell>
          <table:table-cell office:value-type="float" office:value="151.3">
            <text:p>151.3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268.1">
            <text:p>268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8])" office:value-type="float" office:value="0">
            <text:p>0.0</text:p>
            <draw:frame table:end-cell-address="NETPACKET.U36" table:end-x="0.474in" table:end-y="0.0028in" draw:z-index="0" draw:name="Chart 1" draw:style-name="gr1" svg:width="14.0496in" svg:height="5.0535in" svg:x="0.0299in" svg:y="0.0039in">
              <draw:object draw:notify-on-update-of-ranges="NETPACKET.B1:NETPACKET.E1 NETPACKET.A10:NETPACKET.A10 NETPACKET.B10:NETPACKET.E10 NETPACKET.A11:NETPACKET.A11 NETPACKET.B11:NETPACKET.E11 NETPACKET.A12:NETPACKET.A12 NETPACKET.B12:NETPACKET.E12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8])" office:value-type="float" office:value="146.957142857143">
            <text:p>147.0</text:p>
          </table:table-cell>
          <table:table-cell table:style-name="ce11" table:formula="of:=AVERAGE([.D2:.D8])" office:value-type="float" office:value="0">
            <text:p>0.0</text:p>
          </table:table-cell>
          <table:table-cell table:style-name="ce11" table:formula="of:=AVERAGE([.E2:.E8])" office:value-type="float" office:value="266.785714285714">
            <text:p>266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10]=0;0;MAX(SUMPRODUCT([.B2:.B8];[.B2:.B8])/SUM([.B2:.B8])-[.B10];0))" office:value-type="float" office:value="0">
            <text:p>0.0</text:p>
          </table:table-cell>
          <table:table-cell table:style-name="ce11" table:formula="of:=IF([.C10]=0;0;MAX(SUMPRODUCT([.C2:.C8];[.C2:.C8])/SUM([.C2:.C8])-[.C10];0))" office:value-type="float" office:value="39.6363926731381">
            <text:p>39.6</text:p>
          </table:table-cell>
          <table:table-cell table:style-name="ce11" table:formula="of:=IF([.D10]=0;0;MAX(SUMPRODUCT([.D2:.D8];[.D2:.D8])/SUM([.D2:.D8])-[.D10];0))" office:value-type="float" office:value="0">
            <text:p>0.0</text:p>
          </table:table-cell>
          <table:table-cell table:style-name="ce11" table:formula="of:=IF([.E10]=0;0;MAX(SUMPRODUCT([.E2:.E8];[.E2:.E8])/SUM([.E2:.E8])-[.E10];0))" office:value-type="float" office:value="79.4654075349015">
            <text:p>79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8])-[.B10]-[.B11])" office:value-type="float" office:value="0">
            <text:p>0.0</text:p>
          </table:table-cell>
          <table:table-cell table:style-name="ce11" table:formula="of:=ABS(MAX([.C2:.C8])-[.C10]-[.C11])" office:value-type="float" office:value="98.906464469719">
            <text:p>98.9</text:p>
          </table:table-cell>
          <table:table-cell table:style-name="ce11" table:formula="of:=ABS(MAX([.D2:.D8])-[.D10]-[.D11])" office:value-type="float" office:value="0">
            <text:p>0.0</text:p>
          </table:table-cell>
          <table:table-cell table:style-name="ce11" table:formula="of:=ABS(MAX([.E2:.E8])-[.E10]-[.E11])" office:value-type="float" office:value="177.048878179384">
            <text:p>177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2" table:end-x="0.474in" table:end-y="0.0161in" draw:z-index="1" draw:name="Chart 2" draw:style-name="gr1" svg:width="14.0496in" svg:height="5.0528in" svg:x="0.0299in" svg:y="0.0177in">
              <draw:object draw:notify-on-update-of-ranges="NETPACKET.A2:NETPACKET.A8 NETPACKET.B1:NETPACKET.B1 NETPACKET.B2:NETPACKET.B8 NETPACKET.C1:NETPACKET.C1 NETPACKET.C2:NETPACKET.C8 NETPACKET.D1:NETPACKET.D1 NETPACKET.D2:NETPACKET.D8 NETPACKET.E1:NETPACKET.E1 NETPACKET.E2:NETPACKET.E8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434.6">
            <text:p>1434.6</text:p>
          </table:table-cell>
          <table:table-cell table:number-columns-repeated="3" office:value-type="float" office:value="-1">
            <text:p>-1</text:p>
          </table:table-cell>
          <table:table-cell office:value-type="float" office:value="6.1">
            <text:p>6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791.1">
            <text:p>1791.1</text:p>
          </table:table-cell>
          <table:table-cell table:number-columns-repeated="3" office:value-type="float" office:value="-1">
            <text:p>-1</text:p>
          </table:table-cell>
          <table:table-cell office:value-type="float" office:value="20.3">
            <text:p>20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474.9">
            <text:p>1474.9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527">
            <text:p>1527</text:p>
          </table:table-cell>
          <table:table-cell table:number-columns-repeated="3" office:value-type="float" office:value="-1">
            <text:p>-1</text:p>
          </table:table-cell>
          <table:table-cell office:value-type="float" office:value="6.2">
            <text:p>6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615">
            <text:p>1615</text:p>
          </table:table-cell>
          <table:table-cell table:number-columns-repeated="3" office:value-type="float" office:value="-1">
            <text:p>-1</text:p>
          </table:table-cell>
          <table:table-cell office:value-type="float" office:value="8.8">
            <text:p>8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047.9">
            <text:p>2047.9</text:p>
          </table:table-cell>
          <table:table-cell table:number-columns-repeated="3" office:value-type="float" office:value="-1">
            <text:p>-1</text:p>
          </table:table-cell>
          <table:table-cell office:value-type="float" office:value="10.7">
            <text:p>10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6" table:end-x="0.474in" table:end-y="0.0028in" draw:z-index="0" draw:name="Chart 1" draw:style-name="gr1" svg:width="14.0496in" svg:height="5.0535in" svg:x="0.0299in" svg:y="0.0039in">
              <draw:object draw:notify-on-update-of-ranges="PROC.A2:PROC.A8 PROC.B1:PROC.B1 PROC.B2:PROC.B8 PROC.C1:PROC.C1 PROC.C2:PROC.C8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2" table:end-x="0.474in" table:end-y="0.0161in" draw:z-index="1" draw:name="Chart 2" draw:style-name="gr1" svg:width="14.0496in" svg:height="5.0528in" svg:x="0.0299in" svg:y="0.0177in">
              <draw:object draw:notify-on-update-of-ranges="PROC.A2:PROC.A8 PROC.D2:PROC.D8 PROC.E2:PROC.E8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8" table:end-x="0.474in" table:end-y="0.0307in" draw:z-index="2" draw:name="Chart 3" draw:style-name="gr1" svg:width="14.0496in" svg:height="5.0535in" svg:x="0.0299in" svg:y="0.0319in">
              <draw:object draw:notify-on-update-of-ranges="PROC.A2:PROC.A8 PROC.H2:PROC.H8 PROC.I2:PROC.I8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table:number-columns-repeated="3" office:value-type="float" office:value="-1">
            <text:p>-1</text:p>
          </table:table-cell>
          <table:table-cell office:value-type="float" office:value="30">
            <text:p>30</text:p>
          </table:table-cell>
          <table:table-cell table:number-columns-repeated="13" office:value-type="float" office:value="-1">
            <text:p>-1</text:p>
          </table:table-cell>
          <table:table-cell office:value-type="float" office:value="6961">
            <text:p>6961</text:p>
          </table:table-cell>
          <table:table-cell office:value-type="float" office:value="-1">
            <text:p>-1</text:p>
          </table:table-cell>
          <table:table-cell office:value-type="float" office:value="9066">
            <text:p>9066</text:p>
          </table:table-cell>
          <table:table-cell office:value-type="float" office:value="946">
            <text:p>946</text:p>
          </table:table-cell>
          <table:table-cell office:value-type="float" office:value="-1">
            <text:p>-1</text:p>
          </table:table-cell>
          <table:table-cell office:value-type="float" office:value="195464">
            <text:p>195464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3">
            <text:p>73</text:p>
          </table:table-cell>
          <table:table-cell table:number-columns-repeated="3" office:value-type="float" office:value="-1">
            <text:p>-1</text:p>
          </table:table-cell>
          <table:table-cell office:value-type="float" office:value="59">
            <text:p>5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table:number-columns-repeated="3" office:value-type="float" office:value="-1">
            <text:p>-1</text:p>
          </table:table-cell>
          <table:table-cell office:value-type="float" office:value="18">
            <text:p>1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-7448">
            <text:p>-7448</text:p>
          </table:table-cell>
          <table:table-cell table:number-columns-repeated="2" office:value-type="float" office:value="0">
            <text:p>0</text:p>
          </table:table-cell>
          <table:table-cell office:value-type="float" office:value="-195465">
            <text:p>-195465</text:p>
          </table:table-cell>
          <table:table-cell table:number-columns-repeated="9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table:number-columns-repeated="3" office:value-type="float" office:value="-1">
            <text:p>-1</text:p>
          </table:table-cell>
          <table:table-cell office:value-type="float" office:value="32">
            <text:p>3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4300">
            <text:p>-4300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table:number-columns-repeated="10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office:value-type="float" office:value="-26">
            <text:p>-2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table:number-columns-repeated="3" office:value-type="float" office:value="-1">
            <text:p>-1</text:p>
          </table:table-cell>
          <table:table-cell office:value-type="float" office:value="76">
            <text:p>76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791">
            <text:p>4791</text:p>
          </table:table-cell>
          <table:table-cell office:value-type="float" office:value="0">
            <text:p>0</text:p>
          </table:table-cell>
          <table:table-cell office:value-type="float" office:value="1267">
            <text:p>1267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-37">
            <text:p>-3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table:number-columns-repeated="3" office:value-type="float" office:value="-1">
            <text:p>-1</text:p>
          </table:table-cell>
          <table:table-cell office:value-type="float" office:value="97">
            <text:p>9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1260">
            <text:p>-1260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table:number-columns-repeated="1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table:number-columns-repeated="3" office:value-type="float" office:value="-1">
            <text:p>-1</text:p>
          </table:table-cell>
          <table:table-cell office:value-type="float" office:value="9">
            <text:p>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6204">
            <text:p>-6204</text:p>
          </table:table-cell>
          <table:table-cell office:value-type="float" office:value="0">
            <text:p>0</text:p>
          </table:table-cell>
          <table:table-cell office:value-type="float" office:value="-3835">
            <text:p>-3835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table:number-columns-repeated="3" office:value-type="float" office:value="-1">
            <text:p>-1</text:p>
          </table:table-cell>
          <table:table-cell office:value-type="float" office:value="68">
            <text:p>6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-647">
            <text:p>-647</text:p>
          </table:table-cell>
          <table:table-cell table:number-columns-repeated="1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6" table:end-x="0.474in" table:end-y="0.0028in" draw:z-index="0" draw:name="Chart 1" draw:style-name="gr1" svg:width="14.0496in" svg:height="5.0535in" svg:x="0.0299in" svg:y="0.0039in">
              <draw:object draw:notify-on-update-of-ranges="VM.A2:VM.A8 VM.H1:VM.H1 VM.H2:VM.H8 VM.I1:VM.I1 VM.I2:VM.I8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2" table:end-x="0.474in" table:end-y="0.0161in" draw:z-index="1" draw:name="Chart 2" draw:style-name="gr1" svg:width="14.0496in" svg:height="5.0528in" svg:x="0.0299in" svg:y="0.0177in">
              <draw:object draw:notify-on-update-of-ranges="VM.A2:VM.A8 VM.J1:VM.J1 VM.J2:VM.J8 VM.K1:VM.K1 VM.K2:VM.K8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5H05M25S">
            <text:p>15:05:25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05M25S">
            <text:p>15:05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5H05M55S">
            <text:p>15:05:55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05M55S">
            <text:p>15:05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5H06M25S">
            <text:p>15:06:25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06M25S">
            <text:p>15:06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5H06M55S">
            <text:p>15:06:55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06M55S">
            <text:p>15:06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5H07M25S">
            <text:p>15:07:25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07M25S">
            <text:p>15:07</text:p>
          </table:table-cell>
          <table:table-cell table:number-columns-repeated="1020"/>
        </table:table-row>
        <table:table-row table:style-name="ro1">
          <table:table-cell office:value-type="string">
            <text:p>T0006</text:p>
          </table:table-cell>
          <table:table-cell office:value-type="time" office:time-value="PT15H07M55S">
            <text:p>15:07:55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07M55S">
            <text:p>15:07</text:p>
          </table:table-cell>
          <table:table-cell table:number-columns-repeated="1020"/>
        </table:table-row>
        <table:table-row table:style-name="ro1">
          <table:table-cell office:value-type="string">
            <text:p>T0007</text:p>
          </table:table-cell>
          <table:table-cell office:value-type="time" office:time-value="PT15H08M25S">
            <text:p>15:08:25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5H08M25S">
            <text:p>15:08</text:p>
          </table:table-cell>
          <table:table-cell table:number-columns-repeated="1020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26.2">
            <text:p>26.2</text:p>
          </table:table-cell>
          <table:table-cell office:value-type="float" office:value="2.7">
            <text:p>2.7</text:p>
          </table:table-cell>
          <table:table-cell office:value-type="float" office:value="3.5">
            <text:p>3.5</text:p>
          </table:table-cell>
          <table:table-cell office:value-type="float" office:value="67.6">
            <text:p>67.6</text:p>
          </table:table-cell>
          <table:table-cell office:value-type="float" office:value="28.9">
            <text:p>28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57.4">
            <text:p>57.4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35.7">
            <text:p>35.7</text:p>
          </table:table-cell>
          <table:table-cell office:value-type="float" office:value="61.4">
            <text:p>61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16.2">
            <text:p>16.2</text:p>
          </table:table-cell>
          <table:table-cell office:value-type="float" office:value="2.8">
            <text:p>2.8</text:p>
          </table:table-cell>
          <table:table-cell office:value-type="float" office:value="3.7">
            <text:p>3.7</text:p>
          </table:table-cell>
          <table:table-cell office:value-type="float" office:value="77.3">
            <text:p>77.3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37.1">
            <text:p>37.1</text:p>
          </table:table-cell>
          <table:table-cell office:value-type="float" office:value="4.8">
            <text:p>4.8</text:p>
          </table:table-cell>
          <table:table-cell office:value-type="float" office:value="6.8">
            <text:p>6.8</text:p>
          </table:table-cell>
          <table:table-cell office:value-type="float" office:value="51.3">
            <text:p>51.3</text:p>
          </table:table-cell>
          <table:table-cell office:value-type="float" office:value="41.9">
            <text:p>41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35.5">
            <text:p>35.5</text:p>
          </table:table-cell>
          <table:table-cell office:value-type="float" office:value="5">
            <text:p>5</text:p>
          </table:table-cell>
          <table:table-cell office:value-type="float" office:value="3.3">
            <text:p>3.3</text:p>
          </table:table-cell>
          <table:table-cell office:value-type="float" office:value="56.2">
            <text:p>56.2</text:p>
          </table:table-cell>
          <table:table-cell office:value-type="float" office:value="40.5">
            <text:p>4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38">
            <text:p>38</text:p>
          </table:table-cell>
          <table:table-cell office:value-type="float" office:value="6.1">
            <text:p>6.1</text:p>
          </table:table-cell>
          <table:table-cell office:value-type="float" office:value="7.1">
            <text:p>7.1</text:p>
          </table:table-cell>
          <table:table-cell office:value-type="float" office:value="48.7">
            <text:p>48.7</text:p>
          </table:table-cell>
          <table:table-cell office:value-type="float" office:value="44.1">
            <text:p>44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0.1285714285714">
            <text:p>30.13</text:p>
            <draw:frame table:end-cell-address="CPU01.U36" table:end-x="0.474in" table:end-y="0.0028in" draw:z-index="0" draw:name="Chart 1" draw:style-name="gr1" svg:width="14.0496in" svg:height="5.0535in" svg:x="0.0299in" svg:y="0.0039in">
              <draw:object draw:notify-on-update-of-ranges="CPU01.A2:CPU01.A8 CPU01.B1:CPU01.B1 CPU01.B2:CPU01.B8 CPU01.C1:CPU01.C1 CPU01.C2:CPU01.C8 CPU01.D1:CPU01.D1 CPU01.D2:CPU01.D8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65714285714286">
            <text:p>3.66</text:p>
          </table:table-cell>
          <table:table-cell office:value-type="float" office:value="3.9">
            <text:p>3.9</text:p>
          </table:table-cell>
          <table:table-cell office:value-type="float" office:value="62.2857142857143">
            <text:p>62.29</text:p>
          </table:table-cell>
          <table:table-cell office:value-type="float" office:value="33.7857142857143">
            <text:p>33.79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30.6">
            <text:p>30.6</text:p>
          </table:table-cell>
          <table:table-cell office:value-type="float" office:value="2.9">
            <text:p>2.9</text:p>
          </table:table-cell>
          <table:table-cell office:value-type="float" office:value="3">
            <text:p>3</text:p>
          </table:table-cell>
          <table:table-cell office:value-type="float" office:value="63.4">
            <text:p>63.4</text:p>
          </table:table-cell>
          <table:table-cell office:value-type="float" office:value="33.5">
            <text:p>33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52.6">
            <text:p>52.6</text:p>
          </table:table-cell>
          <table:table-cell office:value-type="float" office:value="5.1">
            <text:p>5.1</text:p>
          </table:table-cell>
          <table:table-cell office:value-type="float" office:value="9.1">
            <text:p>9.1</text:p>
          </table:table-cell>
          <table:table-cell office:value-type="float" office:value="33.2">
            <text:p>33.2</text:p>
          </table:table-cell>
          <table:table-cell office:value-type="float" office:value="57.7">
            <text:p>57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19">
            <text:p>19</text:p>
          </table:table-cell>
          <table:table-cell office:value-type="float" office:value="3.9">
            <text:p>3.9</text:p>
          </table:table-cell>
          <table:table-cell office:value-type="float" office:value="4.9">
            <text:p>4.9</text:p>
          </table:table-cell>
          <table:table-cell office:value-type="float" office:value="72.2">
            <text:p>72.2</text:p>
          </table:table-cell>
          <table:table-cell office:value-type="float" office:value="22.9">
            <text:p>22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35.5">
            <text:p>35.5</text:p>
          </table:table-cell>
          <table:table-cell office:value-type="float" office:value="5.2">
            <text:p>5.2</text:p>
          </table:table-cell>
          <table:table-cell office:value-type="float" office:value="8">
            <text:p>8</text:p>
          </table:table-cell>
          <table:table-cell office:value-type="float" office:value="51.3">
            <text:p>51.3</text:p>
          </table:table-cell>
          <table:table-cell office:value-type="float" office:value="40.7">
            <text:p>4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35.7">
            <text:p>35.7</text:p>
          </table:table-cell>
          <table:table-cell office:value-type="float" office:value="6.5">
            <text:p>6.5</text:p>
          </table:table-cell>
          <table:table-cell office:value-type="float" office:value="6.4">
            <text:p>6.4</text:p>
          </table:table-cell>
          <table:table-cell office:value-type="float" office:value="51.4">
            <text:p>51.4</text:p>
          </table:table-cell>
          <table:table-cell office:value-type="float" office:value="42.2">
            <text:p>42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38.3">
            <text:p>38.3</text:p>
          </table:table-cell>
          <table:table-cell office:value-type="float" office:value="6.6">
            <text:p>6.6</text:p>
          </table:table-cell>
          <table:table-cell office:value-type="float" office:value="7.1">
            <text:p>7.1</text:p>
          </table:table-cell>
          <table:table-cell office:value-type="float" office:value="48">
            <text:p>48</text:p>
          </table:table-cell>
          <table:table-cell office:value-type="float" office:value="44.9">
            <text:p>44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0.3285714285714">
            <text:p>30.33</text:p>
            <draw:frame table:end-cell-address="CPU02.U36" table:end-x="0.474in" table:end-y="0.0028in" draw:z-index="0" draw:name="Chart 1" draw:style-name="gr1" svg:width="14.0496in" svg:height="5.0535in" svg:x="0.0299in" svg:y="0.0039in">
              <draw:object draw:notify-on-update-of-ranges="CPU02.A2:CPU02.A8 CPU02.B1:CPU02.B1 CPU02.B2:CPU02.B8 CPU02.C1:CPU02.C1 CPU02.C2:CPU02.C8 CPU02.D1:CPU02.D1 CPU02.D2:CPU02.D8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4.34285714285714">
            <text:p>4.34</text:p>
          </table:table-cell>
          <table:table-cell office:value-type="float" office:value="5.51428571428571">
            <text:p>5.51</text:p>
          </table:table-cell>
          <table:table-cell office:value-type="float" office:value="59.8142857142857">
            <text:p>59.81</text:p>
          </table:table-cell>
          <table:table-cell office:value-type="float" office:value="34.6714285714286">
            <text:p>34.67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35.1">
            <text:p>35.1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60.8">
            <text:p>60.8</text:p>
          </table:table-cell>
          <table:table-cell office:value-type="float" office:value="37.3">
            <text:p>37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60.2">
            <text:p>60.2</text:p>
          </table:table-cell>
          <table:table-cell office:value-type="float" office:value="5.8">
            <text:p>5.8</text:p>
          </table:table-cell>
          <table:table-cell office:value-type="float" office:value="4.8">
            <text:p>4.8</text:p>
          </table:table-cell>
          <table:table-cell office:value-type="float" office:value="29.2">
            <text:p>29.2</text:p>
          </table:table-cell>
          <table:table-cell office:value-type="float" office:value="66">
            <text:p>6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13.9">
            <text:p>13.9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78.3">
            <text:p>78.3</text:p>
          </table:table-cell>
          <table:table-cell office:value-type="float" office:value="17.7">
            <text:p>17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34.1">
            <text:p>34.1</text:p>
          </table:table-cell>
          <table:table-cell office:value-type="float" office:value="5.6">
            <text:p>5.6</text:p>
          </table:table-cell>
          <table:table-cell office:value-type="float" office:value="6.1">
            <text:p>6.1</text:p>
          </table:table-cell>
          <table:table-cell office:value-type="float" office:value="54.2">
            <text:p>54.2</text:p>
          </table:table-cell>
          <table:table-cell office:value-type="float" office:value="39.7">
            <text:p>39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42.8">
            <text:p>42.8</text:p>
          </table:table-cell>
          <table:table-cell office:value-type="float" office:value="6.8">
            <text:p>6.8</text:p>
          </table:table-cell>
          <table:table-cell office:value-type="float" office:value="9.2">
            <text:p>9.2</text:p>
          </table:table-cell>
          <table:table-cell office:value-type="float" office:value="41.2">
            <text:p>41.2</text:p>
          </table:table-cell>
          <table:table-cell office:value-type="float" office:value="49.6">
            <text:p>49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41.2">
            <text:p>41.2</text:p>
          </table:table-cell>
          <table:table-cell office:value-type="float" office:value="7.5">
            <text:p>7.5</text:p>
          </table:table-cell>
          <table:table-cell office:value-type="float" office:value="9.6">
            <text:p>9.6</text:p>
          </table:table-cell>
          <table:table-cell office:value-type="float" office:value="41.8">
            <text:p>41.8</text:p>
          </table:table-cell>
          <table:table-cell office:value-type="float" office:value="48.7">
            <text:p>48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2.5428571428571">
            <text:p>32.54</text:p>
            <draw:frame table:end-cell-address="CPU03.U36" table:end-x="0.474in" table:end-y="0.0028in" draw:z-index="0" draw:name="Chart 1" draw:style-name="gr1" svg:width="14.0496in" svg:height="5.0535in" svg:x="0.0299in" svg:y="0.0039in">
              <draw:object draw:notify-on-update-of-ranges="CPU03.A2:CPU03.A8 CPU03.B1:CPU03.B1 CPU03.B2:CPU03.B8 CPU03.C1:CPU03.C1 CPU03.C2:CPU03.C8 CPU03.D1:CPU03.D1 CPU03.D2:CPU03.D8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4.54285714285714">
            <text:p>4.54</text:p>
          </table:table-cell>
          <table:table-cell office:value-type="float" office:value="5.1">
            <text:p>5.1</text:p>
          </table:table-cell>
          <table:table-cell office:value-type="float" office:value="57.8285714285714">
            <text:p>57.83</text:p>
          </table:table-cell>
          <table:table-cell office:value-type="float" office:value="37.0857142857143">
            <text:p>37.09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5M25S">
            <text:p>15:05:25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99.2">
            <text:p>99.2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5M55S">
            <text:p>15:05:5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7.4">
            <text:p>17.4</text:p>
          </table:table-cell>
          <table:table-cell office:value-type="float" office:value="49.6">
            <text:p>49.6</text:p>
          </table:table-cell>
          <table:table-cell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6M25S">
            <text:p>15:06:25</text:p>
          </table:table-cell>
          <table:table-cell office:value-type="float" office:value="55.4">
            <text:p>55.4</text:p>
          </table:table-cell>
          <table:table-cell office:value-type="float" office:value="7.6">
            <text:p>7.6</text:p>
          </table:table-cell>
          <table:table-cell office:value-type="float" office:value="24.8">
            <text:p>24.8</text:p>
          </table:table-cell>
          <table:table-cell office:value-type="float" office:value="12.1">
            <text:p>12.1</text:p>
          </table:table-cell>
          <table:table-cell office:value-type="float" office:value="63">
            <text:p>6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6M55S">
            <text:p>15:06:55</text:p>
          </table:table-cell>
          <table:table-cell office:value-type="float" office:value="20.1">
            <text:p>20.1</text:p>
          </table:table-cell>
          <table:table-cell office:value-type="float" office:value="7.9">
            <text:p>7.9</text:p>
          </table:table-cell>
          <table:table-cell office:value-type="float" office:value="52.6">
            <text:p>52.6</text:p>
          </table:table-cell>
          <table:table-cell office:value-type="float" office:value="19.4">
            <text:p>19.4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7M25S">
            <text:p>15:07:25</text:p>
          </table:table-cell>
          <table:table-cell office:value-type="float" office:value="42.2">
            <text:p>42.2</text:p>
          </table:table-cell>
          <table:table-cell office:value-type="float" office:value="8">
            <text:p>8</text:p>
          </table:table-cell>
          <table:table-cell office:value-type="float" office:value="31.4">
            <text:p>31.4</text:p>
          </table:table-cell>
          <table:table-cell office:value-type="float" office:value="18.5">
            <text:p>18.5</text:p>
          </table:table-cell>
          <table:table-cell office:value-type="float" office:value="50.2">
            <text:p>50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7M55S">
            <text:p>15:07:55</text:p>
          </table:table-cell>
          <table:table-cell office:value-type="float" office:value="34.5">
            <text:p>34.5</text:p>
          </table:table-cell>
          <table:table-cell office:value-type="float" office:value="10">
            <text:p>10</text:p>
          </table:table-cell>
          <table:table-cell office:value-type="float" office:value="35.1">
            <text:p>35.1</text:p>
          </table:table-cell>
          <table:table-cell office:value-type="float" office:value="20.5">
            <text:p>20.5</text:p>
          </table:table-cell>
          <table:table-cell office:value-type="float" office:value="44.5">
            <text:p>44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5H08M25S">
            <text:p>15:08:25</text:p>
          </table:table-cell>
          <table:table-cell office:value-type="float" office:value="42.6">
            <text:p>42.6</text:p>
          </table:table-cell>
          <table:table-cell office:value-type="float" office:value="10.9">
            <text:p>10.9</text:p>
          </table:table-cell>
          <table:table-cell office:value-type="float" office:value="26.4">
            <text:p>26.4</text:p>
          </table:table-cell>
          <table:table-cell office:value-type="float" office:value="20.2">
            <text:p>20.2</text:p>
          </table:table-cell>
          <table:table-cell office:value-type="float" office:value="53.5">
            <text:p>53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2.0428571428571">
            <text:p>32.04</text:p>
            <draw:frame table:end-cell-address="CPU04.U36" table:end-x="0.474in" table:end-y="0.0028in" draw:z-index="0" draw:name="Chart 1" draw:style-name="gr1" svg:width="14.0496in" svg:height="5.0535in" svg:x="0.0299in" svg:y="0.0039in">
              <draw:object draw:notify-on-update-of-ranges="CPU04.A2:CPU04.A8 CPU04.B1:CPU04.B1 CPU04.B2:CPU04.B8 CPU04.C1:CPU04.C1 CPU04.C2:CPU04.C8 CPU04.D1:CPU04.D1 CPU04.D2:CPU04.D8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6.92857142857143">
            <text:p>6.93</text:p>
          </table:table-cell>
          <table:table-cell office:value-type="float" office:value="26.8428571428571">
            <text:p>26.84</text:p>
          </table:table-cell>
          <table:table-cell office:value-type="float" office:value="34.2142857142857">
            <text:p>34.21</text:p>
          </table:table-cell>
          <table:table-cell office:value-type="float" office:value="38.9714285714286">
            <text:p>38.97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5:5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214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14/2011</text:p>
        </chart:title>
        <chart:legend chart:legend-position="end" svg:x="32.81cm" svg:y="5.832cm" chart:style-name="ch3"/>
        <chart:plot-area chart:style-name="ch4" table:cell-range-address="CPU_ALL.A2:CPU_ALL.A8 CPU_ALL.F1:CPU_ALL.F8 DISK_SUMM.D2:DISK_SUMM.D8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8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8" chart:label-cell-address="CPU_ALL.F1:CPU_ALL.F1" chart:class="chart:line">
            <chart:data-point chart:repeated="7"/>
          </chart:series>
          <chart:series chart:attached-axis="secondary-y" chart:style-name="ch11" chart:values-cell-range-address="DISK_SUMM.D2:DISK_SUMM.D8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8">15:05:25</text:p>
              </table:table-cell>
              <table:table-cell office:value-type="float" office:value="3">
                <text:p text:id="CPU_ALL.F2:CPU_ALL.F8">3</text:p>
              </table:table-cell>
              <table:table-cell office:value-type="float" office:value="0">
                <text:p text:id="DISK_SUMM.D2:DISK_SUMM.D8">0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33.2">
                <text:p>33.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62">
                <text:p>62</text:p>
              </table:table-cell>
              <table:table-cell office:value-type="float" office:value="315.2">
                <text:p>315.2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21.9">
                <text:p>21.9</text:p>
              </table:table-cell>
              <table:table-cell office:value-type="float" office:value="423.6">
                <text:p>423.6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43.1">
                <text:p>43.1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44.2">
                <text:p>44.2</text:p>
              </table:table-cell>
              <table:table-cell office:value-type="float" office:value="355.2">
                <text:p>355.2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47.8">
                <text:p>47.8</text:p>
              </table:table-cell>
              <table:table-cell office:value-type="float" office:value="360.4">
                <text:p>36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5cm" xlink:href=".." chart:class="chart:line" chart:style-name="ch1">
        <chart:title svg:x="11.228cm" svg:y="0.256cm" chart:style-name="ch2">
          <text:p>Disk %Busy JMeter_Test_90_Threads  10/14/2011</text:p>
        </chart:title>
        <chart:legend chart:legend-position="end" svg:x="33.368cm" svg:y="5.13cm" chart:style-name="ch3"/>
        <chart:plot-area chart:style-name="ch4" table:cell-range-address="DISKBUSY.A1:DISKBUSY.F8" chart:data-source-has-labels="both" svg:x="0.712cm" svg:y="1.281cm" svg:width="31.945cm" svg:height="11.042cm">
          <chart:axis chart:dimension="x" chart:name="primary-x" chart:style-name="ch5">
            <chart:categories table:cell-range-address="DISKBUSY.A2:DISKBUSY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8" chart:label-cell-address="DISKBUSY.B1:DISKBUSY.B1" chart:class="chart:line">
            <chart:data-point chart:repeated="7"/>
          </chart:series>
          <chart:series chart:style-name="ch9" chart:values-cell-range-address="DISKBUSY.C2:DISKBUSY.C8" chart:label-cell-address="DISKBUSY.C1:DISKBUSY.C1" chart:class="chart:line">
            <chart:data-point chart:repeated="7"/>
          </chart:series>
          <chart:series chart:style-name="ch10" chart:values-cell-range-address="DISKBUSY.D2:DISKBUSY.D8" chart:label-cell-address="DISKBUSY.D1:DISKBUSY.D1" chart:class="chart:line">
            <chart:data-point chart:repeated="7"/>
          </chart:series>
          <chart:series chart:style-name="ch11" chart:values-cell-range-address="DISKBUSY.E2:DISKBUSY.E8" chart:label-cell-address="DISKBUSY.E1:DISKBUSY.E1" chart:class="chart:line">
            <chart:data-point chart:repeated="7"/>
          </chart:series>
          <chart:series chart:style-name="ch12" chart:values-cell-range-address="DISKBUSY.F2:DISKBUSY.F8" chart:label-cell-address="DISKBUSY.F1:DISKBUSY.F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8">15:05:25</text:p>
              </table:table-cell>
              <table:table-cell office:value-type="float" office:value="0">
                <text:p text:id="DISKBUSY.B2:DISKBUSY.B8">0</text:p>
              </table:table-cell>
              <table:table-cell office:value-type="float" office:value="0">
                <text:p text:id="DISKBUSY.C2:DISKBUSY.C8">0</text:p>
              </table:table-cell>
              <table:table-cell office:value-type="float" office:value="0">
                <text:p text:id="DISKBUSY.D2:DISKBUSY.D8">0</text:p>
              </table:table-cell>
              <table:table-cell office:value-type="float" office:value="0">
                <text:p text:id="DISKBUSY.E2:DISKBUSY.E8">0</text:p>
              </table:table-cell>
              <table:table-cell office:value-type="float" office:value="0">
                <text:p text:id="DISKBUSY.F2:DISKBUSY.F8">0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33.2">
                <text:p>33.2</text:p>
              </table:table-cell>
              <table:table-cell office:value-type="float" office:value="33.2">
                <text:p>3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60.3">
                <text:p>60.3</text:p>
              </table:table-cell>
              <table:table-cell office:value-type="float" office:value="60.3">
                <text:p>6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74.8">
                <text:p>74.8</text:p>
              </table:table-cell>
              <table:table-cell office:value-type="float" office:value="74.8">
                <text:p>7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67.9">
                <text:p>67.9</text:p>
              </table:table-cell>
              <table:table-cell office:value-type="float" office:value="67.9">
                <text:p>6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66.4">
                <text:p>66.4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64.9">
                <text:p>64.9</text:p>
              </table:table-cell>
              <table:table-cell office:value-type="float" office:value="64.9">
                <text:p>6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738cm" svg:y="0.256cm" chart:style-name="ch2">
          <text:p>Disk Read KB/s JMeter_Test_90_Threads  10/14/2011</text:p>
        </chart:title>
        <chart:legend chart:legend-position="end" svg:x="33.024cm" svg:y="5.599cm" chart:style-name="ch3"/>
        <chart:plot-area chart:style-name="ch4" table:cell-range-address="DISKREAD.B1:DISKREAD.F1 DISKREAD.B10:DISKREAD.F12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10:DISKREAD.F10" chart:class="chart:bar">
            <chart:data-point chart:repeated="5"/>
          </chart:series>
          <chart:series chart:style-name="ch9" chart:values-cell-range-address="DISKREAD.B11:DISKREAD.F11" chart:class="chart:bar">
            <chart:data-point chart:repeated="5"/>
          </chart:series>
          <chart:series chart:style-name="ch10" chart:values-cell-range-address="DISKREAD.B12:DISKREAD.F1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0</text:p>
              </table:table-cell>
              <table:table-cell office:value-type="float" office:value="0.0142857142857143">
                <text:p text:id="DISKREAD.B10:DISKREAD.F10">0.0142857142857143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0.0857142857142857">
                <text:p text:id="DISKREAD.B11:DISKREAD.F11">0.0857142857142857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0">
                <text:p text:id="DISKREAD.B12:DISKREAD.F1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5cm" xlink:href=".." chart:class="chart:line" chart:style-name="ch1">
        <chart:title svg:x="10.738cm" svg:y="0.256cm" chart:style-name="ch2">
          <text:p>Disk Read KB/s JMeter_Test_90_Threads  10/14/2011</text:p>
        </chart:title>
        <chart:legend chart:legend-position="end" svg:x="33.368cm" svg:y="5.13cm" chart:style-name="ch3"/>
        <chart:plot-area chart:style-name="ch4" table:cell-range-address="DISKREAD.A1:DISKREAD.F8" chart:data-source-has-labels="both" svg:x="0.712cm" svg:y="1.281cm" svg:width="31.945cm" svg:height="11.042cm">
          <chart:axis chart:dimension="x" chart:name="primary-x" chart:style-name="ch5">
            <chart:categories table:cell-range-address="DISKREAD.A2:DISKREAD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8" chart:label-cell-address="DISKREAD.B1:DISKREAD.B1" chart:class="chart:line">
            <chart:data-point chart:repeated="7"/>
          </chart:series>
          <chart:series chart:style-name="ch9" chart:values-cell-range-address="DISKREAD.C2:DISKREAD.C8" chart:label-cell-address="DISKREAD.C1:DISKREAD.C1" chart:class="chart:line">
            <chart:data-point chart:repeated="7"/>
          </chart:series>
          <chart:series chart:style-name="ch10" chart:values-cell-range-address="DISKREAD.D2:DISKREAD.D8" chart:label-cell-address="DISKREAD.D1:DISKREAD.D1" chart:class="chart:line">
            <chart:data-point chart:repeated="7"/>
          </chart:series>
          <chart:series chart:style-name="ch11" chart:values-cell-range-address="DISKREAD.E2:DISKREAD.E8" chart:label-cell-address="DISKREAD.E1:DISKREAD.E1" chart:class="chart:line">
            <chart:data-point chart:repeated="7"/>
          </chart:series>
          <chart:series chart:style-name="ch12" chart:values-cell-range-address="DISKREAD.F2:DISKREAD.F8" chart:label-cell-address="DISKREAD.F1:DISKREAD.F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8">15:05:25</text:p>
              </table:table-cell>
              <table:table-cell office:value-type="float" office:value="0">
                <text:p text:id="DISKREAD.B2:DISKREAD.B8">0</text:p>
              </table:table-cell>
              <table:table-cell office:value-type="float" office:value="0">
                <text:p text:id="DISKREAD.C2:DISKREAD.C8">0</text:p>
              </table:table-cell>
              <table:table-cell office:value-type="float" office:value="0">
                <text:p text:id="DISKREAD.D2:DISKREAD.D8">0</text:p>
              </table:table-cell>
              <table:table-cell office:value-type="float" office:value="0">
                <text:p text:id="DISKREAD.E2:DISKREAD.E8">0</text:p>
              </table:table-cell>
              <table:table-cell office:value-type="float" office:value="0">
                <text:p text:id="DISKREAD.F2:DISKREAD.F8">0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659cm" svg:y="0.256cm" chart:style-name="ch2">
          <text:p>Disk Write KB/s JMeter_Test_90_Threads  10/14/2011</text:p>
        </chart:title>
        <chart:legend chart:legend-position="end" svg:x="33.024cm" svg:y="5.599cm" chart:style-name="ch3"/>
        <chart:plot-area chart:style-name="ch4" table:cell-range-address="DISKWRITE.B1:DISKWRITE.F1 DISKWRITE.B10:DISKWRITE.F12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10:DISKWRITE.F10" chart:class="chart:bar">
            <chart:data-point chart:repeated="5"/>
          </chart:series>
          <chart:series chart:style-name="ch9" chart:values-cell-range-address="DISKWRITE.B11:DISKWRITE.F11" chart:class="chart:bar">
            <chart:data-point chart:repeated="5"/>
          </chart:series>
          <chart:series chart:style-name="ch10" chart:values-cell-range-address="DISKWRITE.B12:DISKWRITE.F1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0</text:p>
              </table:table-cell>
              <table:table-cell office:value-type="float" office:value="1777.67142857143">
                <text:p text:id="DISKWRITE.B10:DISKWRITE.F10">1777.67142857143</text:p>
              </table:table-cell>
              <table:table-cell office:value-type="float" office:value="1777.67142857143">
                <text:p>1777.6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515.785889589569">
                <text:p text:id="DISKWRITE.B11:DISKWRITE.F11">515.785889589569</text:p>
              </table:table-cell>
              <table:table-cell office:value-type="float" office:value="515.785889589569">
                <text:p>515.785889589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426.042681839002">
                <text:p text:id="DISKWRITE.B12:DISKWRITE.F12">426.042681839002</text:p>
              </table:table-cell>
              <table:table-cell office:value-type="float" office:value="426.042681839002">
                <text:p>426.042681839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5cm" xlink:href=".." chart:class="chart:line" chart:style-name="ch1">
        <chart:title svg:x="10.659cm" svg:y="0.256cm" chart:style-name="ch2">
          <text:p>Disk Write KB/s JMeter_Test_90_Threads  10/14/2011</text:p>
        </chart:title>
        <chart:legend chart:legend-position="end" svg:x="33.368cm" svg:y="5.13cm" chart:style-name="ch3"/>
        <chart:plot-area chart:style-name="ch4" table:cell-range-address="DISKWRITE.A1:DISKWRITE.F8" chart:data-source-has-labels="both" svg:x="0.712cm" svg:y="1.281cm" svg:width="31.945cm" svg:height="11.042cm">
          <chart:axis chart:dimension="x" chart:name="primary-x" chart:style-name="ch5">
            <chart:categories table:cell-range-address="DISKWRITE.A2:DISKWRI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8" chart:label-cell-address="DISKWRITE.B1:DISKWRITE.B1" chart:class="chart:line">
            <chart:data-point chart:repeated="7"/>
          </chart:series>
          <chart:series chart:style-name="ch9" chart:values-cell-range-address="DISKWRITE.C2:DISKWRITE.C8" chart:label-cell-address="DISKWRITE.C1:DISKWRITE.C1" chart:class="chart:line">
            <chart:data-point chart:repeated="7"/>
          </chart:series>
          <chart:series chart:style-name="ch10" chart:values-cell-range-address="DISKWRITE.D2:DISKWRITE.D8" chart:label-cell-address="DISKWRITE.D1:DISKWRITE.D1" chart:class="chart:line">
            <chart:data-point chart:repeated="7"/>
          </chart:series>
          <chart:series chart:style-name="ch11" chart:values-cell-range-address="DISKWRITE.E2:DISKWRITE.E8" chart:label-cell-address="DISKWRITE.E1:DISKWRITE.E1" chart:class="chart:line">
            <chart:data-point chart:repeated="7"/>
          </chart:series>
          <chart:series chart:style-name="ch12" chart:values-cell-range-address="DISKWRITE.F2:DISKWRITE.F8" chart:label-cell-address="DISKWRITE.F1:DISKWRITE.F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8">15:05:25</text:p>
              </table:table-cell>
              <table:table-cell office:value-type="float" office:value="0">
                <text:p text:id="DISKWRITE.B2:DISKWRITE.B8">0</text:p>
              </table:table-cell>
              <table:table-cell office:value-type="float" office:value="0">
                <text:p text:id="DISKWRITE.C2:DISKWRITE.C8">0</text:p>
              </table:table-cell>
              <table:table-cell office:value-type="float" office:value="0">
                <text:p text:id="DISKWRITE.D2:DISKWRITE.D8">0</text:p>
              </table:table-cell>
              <table:table-cell office:value-type="float" office:value="0">
                <text:p text:id="DISKWRITE.E2:DISKWRITE.E8">0</text:p>
              </table:table-cell>
              <table:table-cell office:value-type="float" office:value="0">
                <text:p text:id="DISKWRITE.F2:DISKWRITE.F8">0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717.2">
                <text:p>717.2</text:p>
              </table:table-cell>
              <table:table-cell office:value-type="float" office:value="717.2">
                <text:p>71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2719.5">
                <text:p>2719.5</text:p>
              </table:table-cell>
              <table:table-cell office:value-type="float" office:value="2719.5">
                <text:p>271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2140.8">
                <text:p>2140.8</text:p>
              </table:table-cell>
              <table:table-cell office:value-type="float" office:value="2140.8">
                <text:p>214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2634.8">
                <text:p>2634.8</text:p>
              </table:table-cell>
              <table:table-cell office:value-type="float" office:value="2634.8">
                <text:p>263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2390.9">
                <text:p>2390.9</text:p>
              </table:table-cell>
              <table:table-cell office:value-type="float" office:value="2390.9">
                <text:p>239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1840.5">
                <text:p>1840.5</text:p>
              </table:table-cell>
              <table:table-cell office:value-type="float" office:value="1840.5">
                <text:p>184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363cm" svg:y="0.256cm" chart:style-name="ch2">
          <text:p>Disk transfers per second JMeter_Test_90_Threads  10/14/2011</text:p>
        </chart:title>
        <chart:legend chart:legend-position="end" svg:x="33.024cm" svg:y="5.599cm" chart:style-name="ch3"/>
        <chart:plot-area chart:style-name="ch4" table:cell-range-address="DISKXFER.B1:DISKXFER.F1 DISKXFER.B10:DISKXFER.F12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10:DISKXFER.F10" chart:class="chart:bar">
            <chart:data-point chart:repeated="5"/>
          </chart:series>
          <chart:series chart:style-name="ch9" chart:values-cell-range-address="DISKXFER.B11:DISKXFER.F11" chart:class="chart:bar">
            <chart:data-point chart:repeated="5"/>
          </chart:series>
          <chart:series chart:style-name="ch10" chart:values-cell-range-address="DISKXFER.B12:DISKXFER.F1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0</text:p>
              </table:table-cell>
              <table:table-cell office:value-type="float" office:value="144.342857142857">
                <text:p text:id="DISKXFER.B10:DISKXFER.F10">144.342857142857</text:p>
              </table:table-cell>
              <table:table-cell office:value-type="float" office:value="144.342857142857">
                <text:p>144.3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32.1649021603891">
                <text:p text:id="DISKXFER.B11:DISKXFER.F11">32.1649021603891</text:p>
              </table:table-cell>
              <table:table-cell office:value-type="float" office:value="32.1649021603891">
                <text:p>32.1649021603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35.2922406967537">
                <text:p text:id="DISKXFER.B12:DISKXFER.F12">35.2922406967537</text:p>
              </table:table-cell>
              <table:table-cell office:value-type="float" office:value="35.2922406967537">
                <text:p>35.2922406967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5cm" xlink:href=".." chart:class="chart:line" chart:style-name="ch1">
        <chart:title svg:x="9.363cm" svg:y="0.256cm" chart:style-name="ch2">
          <text:p>Disk transfers per second JMeter_Test_90_Threads  10/14/2011</text:p>
        </chart:title>
        <chart:legend chart:legend-position="end" svg:x="33.368cm" svg:y="5.13cm" chart:style-name="ch3"/>
        <chart:plot-area chart:style-name="ch4" table:cell-range-address="DISKXFER.A1:DISKXFER.F8" chart:data-source-has-labels="both" svg:x="0.712cm" svg:y="1.281cm" svg:width="31.945cm" svg:height="11.042cm">
          <chart:axis chart:dimension="x" chart:name="primary-x" chart:style-name="ch5">
            <chart:categories table:cell-range-address="DISKXFER.A2:DISKXFER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8" chart:label-cell-address="DISKXFER.B1:DISKXFER.B1" chart:class="chart:line">
            <chart:data-point chart:repeated="7"/>
          </chart:series>
          <chart:series chart:style-name="ch9" chart:values-cell-range-address="DISKXFER.C2:DISKXFER.C8" chart:label-cell-address="DISKXFER.C1:DISKXFER.C1" chart:class="chart:line">
            <chart:data-point chart:repeated="7"/>
          </chart:series>
          <chart:series chart:style-name="ch10" chart:values-cell-range-address="DISKXFER.D2:DISKXFER.D8" chart:label-cell-address="DISKXFER.D1:DISKXFER.D1" chart:class="chart:line">
            <chart:data-point chart:repeated="7"/>
          </chart:series>
          <chart:series chart:style-name="ch11" chart:values-cell-range-address="DISKXFER.E2:DISKXFER.E8" chart:label-cell-address="DISKXFER.E1:DISKXFER.E1" chart:class="chart:line">
            <chart:data-point chart:repeated="7"/>
          </chart:series>
          <chart:series chart:style-name="ch12" chart:values-cell-range-address="DISKXFER.F2:DISKXFER.F8" chart:label-cell-address="DISKXFER.F1:DISKXFER.F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8">15:05:25</text:p>
              </table:table-cell>
              <table:table-cell office:value-type="float" office:value="0">
                <text:p text:id="DISKXFER.B2:DISKXFER.B8">0</text:p>
              </table:table-cell>
              <table:table-cell office:value-type="float" office:value="0">
                <text:p text:id="DISKXFER.C2:DISKXFER.C8">0</text:p>
              </table:table-cell>
              <table:table-cell office:value-type="float" office:value="0">
                <text:p text:id="DISKXFER.D2:DISKXFER.D8">0</text:p>
              </table:table-cell>
              <table:table-cell office:value-type="float" office:value="0">
                <text:p text:id="DISKXFER.E2:DISKXFER.E8">0</text:p>
              </table:table-cell>
              <table:table-cell office:value-type="float" office:value="0">
                <text:p text:id="DISKXFER.F2:DISKXFER.F8">0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157.6">
                <text:p>157.6</text:p>
              </table:table-cell>
              <table:table-cell office:value-type="float" office:value="157.6">
                <text:p>15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211.8">
                <text:p>211.8</text:p>
              </table:table-cell>
              <table:table-cell office:value-type="float" office:value="211.8">
                <text:p>21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189.2">
                <text:p>189.2</text:p>
              </table:table-cell>
              <table:table-cell office:value-type="float" office:value="189.2">
                <text:p>18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177.6">
                <text:p>177.6</text:p>
              </table:table-cell>
              <table:table-cell office:value-type="float" office:value="177.6">
                <text:p>1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180.2">
                <text:p>180.2</text:p>
              </table:table-cell>
              <table:table-cell office:value-type="float" office:value="180.2">
                <text:p>18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638cm" svg:y="0.256cm" chart:style-name="ch2">
          <text:p>JFS Filespace %Used ubuntuServer  10/14/2011</text:p>
        </chart:title>
        <chart:legend chart:legend-position="end" svg:x="33.262cm" svg:y="5.599cm" chart:style-name="ch3"/>
        <chart:plot-area chart:style-name="ch4" table:cell-range-address="JFSFILE.B1:JFSFILE.G1 JFSFILE.A10:JFSFILE.G12" chart:data-source-has-labels="both" svg:x="0.713cm" svg:y="1.281cm" svg:width="31.837cm" svg:height="11.044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10:JFSFILE.G10" chart:label-cell-address="JFSFILE.A10:JFSFILE.A10" chart:class="chart:bar">
            <chart:data-point chart:repeated="6"/>
          </chart:series>
          <chart:series chart:style-name="ch9" chart:values-cell-range-address="JFSFILE.B11:JFSFILE.G11" chart:label-cell-address="JFSFILE.A11:JFSFILE.A11" chart:class="chart:bar">
            <chart:data-point chart:repeated="6"/>
          </chart:series>
          <chart:series chart:style-name="ch10" chart:values-cell-range-address="JFSFILE.B12:JFSFILE.G12" chart:label-cell-address="JFSFILE.A12:JFSFILE.A1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10:JFSFILE.A10">Avg.</text:p>
              </table:table-cell>
              <table:table-cell office:value-type="float" office:value="49.6">
                <text:p text:id="JFSFILE.B10:JFSFILE.G10">4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 text:id="JFSFILE.A11:JFSFILE.A11">WAvg.</text:p>
              </table:table-cell>
              <table:table-cell office:value-type="float" office:value="0.00345622119815658">
                <text:p text:id="JFSFILE.B11:JFSFILE.G11">0.00345622119815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5622119815658">
                <text:p>0.00345622119815658</text:p>
              </table:table-cell>
            </table:table-row>
            <table:table-row>
              <table:table-cell office:value-type="string">
                <text:p text:id="JFSFILE.A12:JFSFILE.A12">Max.</text:p>
              </table:table-cell>
              <table:table-cell office:value-type="float" office:value="0.596543778801845">
                <text:p text:id="JFSFILE.B12:JFSFILE.G12">0.596543778801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6543778801845">
                <text:p>0.59654377880184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0.974cm" svg:y="0.256cm" chart:style-name="ch2">
          <text:p>Memory MB JMeter_Test_90_Threads  10/14/2011</text:p>
        </chart:title>
        <chart:legend chart:legend-position="end" svg:x="32.652cm" svg:y="6.067cm" chart:style-name="ch3"/>
        <chart:plot-area chart:style-name="ch4" table:cell-range-address="MEM.A2:MEM.A8 MEM.F1:MEM.F8" chart:data-source-has-labels="both" svg:x="0.708cm" svg:y="1.281cm" svg:width="31.237cm" svg:height="11.044cm">
          <chart:axis chart:dimension="x" chart:name="primary-x" chart:style-name="ch5">
            <chart:categories table:cell-range-address="MEM.A2:MEM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8" chart:label-cell-address="MEM.F1:MEM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8">15:05:25</text:p>
              </table:table-cell>
              <table:table-cell office:value-type="float" office:value="2463.1">
                <text:p text:id="MEM.F2:MEM.F8">2463.1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2244.3">
                <text:p>2244.3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2026.2">
                <text:p>2026.2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2001.2">
                <text:p>2001.2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1939.4">
                <text:p>1939.4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1937.1">
                <text:p>1937.1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1993.4">
                <text:p>1993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5cm" xlink:href=".." chart:class="chart:area" chart:style-name="ch1">
        <chart:legend chart:legend-position="end" svg:x="32.52cm" svg:y="6.066cm" chart:style-name="ch2"/>
        <chart:plot-area chart:style-name="ch3" table:cell-range-address="MEM.A1:MEM.B8" chart:data-source-has-labels="both" svg:x="0.708cm" svg:y="0.256cm" svg:width="31.105cm" svg:height="12.067cm">
          <chart:axis chart:dimension="x" chart:name="primary-x" chart:style-name="ch4">
            <chart:categories table:cell-range-address="MEM.A2:MEM.A8"/>
          </chart:axis>
          <chart:axis chart:dimension="y" chart:name="primary-y" chart:style-name="ch5"/>
          <chart:series chart:style-name="ch6" chart:values-cell-range-address="MEM.B2:MEM.B8" chart:label-cell-address="MEM.B1:MEM.B1" chart:class="chart:area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8">15:05:25</text:p>
              </table:table-cell>
              <table:table-cell office:value-type="float" office:value="4026.9">
                <text:p text:id="MEM.B2:MEM.B8">4026.9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466cm" svg:y="0.256cm" chart:style-name="ch2">
          <text:p>CPU Total JMeter_Test_90_Threads  10/14/2011</text:p>
        </chart:title>
        <chart:legend chart:legend-position="end" svg:x="33.209cm" svg:y="5.599cm" chart:style-name="ch3"/>
        <chart:plot-area chart:style-name="ch4" table:cell-range-address="CPU_ALL.A1:CPU_ALL.D8" chart:data-source-has-labels="both" svg:x="0.713cm" svg:y="1.281cm" svg:width="31.784cm" svg:height="11.044cm">
          <chart:axis chart:dimension="x" chart:name="primary-x" chart:style-name="ch5">
            <chart:categories table:cell-range-address="CPU_ALL.A2:CPU_ALL.A8"/>
          </chart:axis>
          <chart:axis chart:dimension="y" chart:name="primary-y" chart:style-name="ch6"/>
          <chart:series chart:style-name="ch7" chart:values-cell-range-address="CPU_ALL.B2:CPU_ALL.B8" chart:label-cell-address="CPU_ALL.B1:CPU_ALL.B1" chart:class="chart:area">
            <chart:data-point chart:repeated="7"/>
          </chart:series>
          <chart:series chart:style-name="ch8" chart:values-cell-range-address="CPU_ALL.C2:CPU_ALL.C8" chart:label-cell-address="CPU_ALL.C1:CPU_ALL.C1" chart:class="chart:area">
            <chart:data-point chart:repeated="7"/>
          </chart:series>
          <chart:series chart:style-name="ch9" chart:values-cell-range-address="CPU_ALL.D2:CPU_ALL.D8" chart:label-cell-address="CPU_ALL.D1:CPU_ALL.D1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8">15:05:25</text:p>
              </table:table-cell>
              <table:table-cell office:value-type="float" office:value="1.9">
                <text:p text:id="CPU_ALL.B2:CPU_ALL.B8">1.9</text:p>
              </table:table-cell>
              <table:table-cell office:value-type="float" office:value="1.1">
                <text:p text:id="CPU_ALL.C2:CPU_ALL.C8">1.1</text:p>
              </table:table-cell>
              <table:table-cell office:value-type="float" office:value="0">
                <text:p text:id="CPU_ALL.D2:CPU_ALL.D8">0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30.3">
                <text:p>30.3</text:p>
              </table:table-cell>
              <table:table-cell office:value-type="float" office:value="2.9">
                <text:p>2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56.4">
                <text:p>56.4</text:p>
              </table:table-cell>
              <table:table-cell office:value-type="float" office:value="5.6">
                <text:p>5.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17.3">
                <text:p>17.3</text:p>
              </table:table-cell>
              <table:table-cell office:value-type="float" office:value="4.6">
                <text:p>4.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37.2">
                <text:p>37.2</text:p>
              </table:table-cell>
              <table:table-cell office:value-type="float" office:value="5.9">
                <text:p>5.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37.1">
                <text:p>37.1</text:p>
              </table:table-cell>
              <table:table-cell office:value-type="float" office:value="7.1">
                <text:p>7.1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40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12.6">
                <text:p>1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157cm" svg:y="0.256cm" chart:style-name="ch2">
          <text:p>Network I/O JMeter_Test_90_Threads (KB/s) - 10/14/2011</text:p>
        </chart:title>
        <chart:legend chart:legend-position="end" svg:x="31.781cm" svg:y="5.833cm" chart:style-name="ch3"/>
        <chart:plot-area chart:style-name="ch4" table:cell-range-address="NET.A2:NET.A8 NET.H1:NET.I8" chart:data-source-has-labels="both" svg:x="0.713cm" svg:y="1.281cm" svg:width="30.356cm" svg:height="11.044cm">
          <chart:axis chart:dimension="x" chart:name="primary-x" chart:style-name="ch5">
            <chart:categories table:cell-range-address="NET.A2:NET.A8"/>
          </chart:axis>
          <chart:axis chart:dimension="y" chart:name="primary-y" chart:style-name="ch6"/>
          <chart:series chart:style-name="ch7" chart:values-cell-range-address="NET.I2:NET.I8" chart:label-cell-address="NET.I1:NET.I1" chart:class="chart:area">
            <chart:data-point chart:repeated="7"/>
          </chart:series>
          <chart:series chart:style-name="ch8" chart:values-cell-range-address="NET.H2:NET.H8" chart:label-cell-address="NET.H1:NET.H1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8">15:05:25</text:p>
              </table:table-cell>
              <table:table-cell office:value-type="float" office:value="-0.2">
                <text:p text:id="NET.I2:NET.I8">-0.2</text:p>
              </table:table-cell>
              <table:table-cell office:value-type="float" office:value="0.5">
                <text:p text:id="NET.H2:NET.H8">0.5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-677.9">
                <text:p>-677.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-467.5">
                <text:p>-467.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-247.9">
                <text:p>-247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-332.2">
                <text:p>-332.2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-360.9">
                <text:p>-360.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-332.3">
                <text:p>-332.3</text:p>
              </table:table-cell>
              <table:table-cell office:value-type="float" office:value="22.9">
                <text:p>22.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5cm" xlink:href=".." chart:class="chart:bar" chart:style-name="ch1">
        <chart:title svg:x="10.249cm" svg:y="0.256cm" chart:style-name="ch2">
          <text:p>Network I/O JMeter_Test_90_Threads (KB/s)  10/14/2011</text:p>
        </chart:title>
        <chart:legend chart:legend-position="end" svg:x="33.262cm" svg:y="5.598cm" chart:style-name="ch3"/>
        <chart:plot-area chart:style-name="ch4" table:cell-range-address="NET.B1:NET.E1 NET.A10:NET.E12" chart:data-source-has-labels="both" svg:x="0.713cm" svg:y="1.281cm" svg:width="31.837cm" svg:height="11.042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10:NET.E10" chart:label-cell-address="NET.A10:NET.A10" chart:class="chart:bar">
            <chart:data-point chart:repeated="4"/>
          </chart:series>
          <chart:series chart:style-name="ch9" chart:values-cell-range-address="NET.B11:NET.E11" chart:label-cell-address="NET.A11:NET.A11" chart:class="chart:bar">
            <chart:data-point chart:repeated="4"/>
          </chart:series>
          <chart:series chart:style-name="ch10" chart:values-cell-range-address="NET.B12:NET.E12" chart:label-cell-address="NET.A12:NET.A1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10:NET.A10">Avg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  <table:table-cell office:value-type="float" office:value="345.557142857143">
                <text:p>345.557142857143</text:p>
              </table:table-cell>
            </table:table-row>
            <table:table-row>
              <table:table-cell office:value-type="string">
                <text:p text:id="NET.A11:NET.A11">WAvg.</text:p>
              </table:table-cell>
              <table:table-cell office:value-type="float" office:value="0">
                <text:p text:id="NET.B11:NET.E11">0</text:p>
              </table:table-cell>
              <table:table-cell office:value-type="float" office:value="3.83313609467456">
                <text:p>3.83313609467456</text:p>
              </table:table-cell>
              <table:table-cell office:value-type="float" office:value="0">
                <text:p>0</text:p>
              </table:table-cell>
              <table:table-cell office:value-type="float" office:value="105.304013040166">
                <text:p>105.304013040166</text:p>
              </table:table-cell>
            </table:table-row>
            <table:table-row>
              <table:table-cell office:value-type="string">
                <text:p text:id="NET.A12:NET.A12">Max.</text:p>
              </table:table-cell>
              <table:table-cell office:value-type="float" office:value="0">
                <text:p text:id="NET.B12:NET.E12">0</text:p>
              </table:table-cell>
              <table:table-cell office:value-type="float" office:value="7.16686390532544">
                <text:p>7.16686390532544</text:p>
              </table:table-cell>
              <table:table-cell office:value-type="float" office:value="0">
                <text:p>0</text:p>
              </table:table-cell>
              <table:table-cell office:value-type="float" office:value="227.038844102691">
                <text:p>227.03884410269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90_Threads (KB/s)  10/14/2011</text:p>
        </chart:title>
        <chart:legend chart:legend-position="end" svg:x="32.68cm" svg:y="5.365cm" chart:style-name="ch3"/>
        <chart:plot-area chart:style-name="ch4" table:cell-range-address="NET.A1:NET.E8" chart:data-source-has-labels="both" svg:x="0.713cm" svg:y="1.281cm" svg:width="31.255cm" svg:height="11.044cm">
          <chart:axis chart:dimension="x" chart:name="primary-x" chart:style-name="ch5">
            <chart:categories table:cell-range-address="NET.A2:NET.A8"/>
          </chart:axis>
          <chart:axis chart:dimension="y" chart:name="primary-y" chart:style-name="ch6"/>
          <chart:series chart:style-name="ch7" chart:values-cell-range-address="NET.B2:NET.B8" chart:label-cell-address="NET.B1:NET.B1" chart:class="chart:area">
            <chart:data-point chart:repeated="7"/>
          </chart:series>
          <chart:series chart:style-name="ch8" chart:values-cell-range-address="NET.C2:NET.C8" chart:label-cell-address="NET.C1:NET.C1" chart:class="chart:area">
            <chart:data-point chart:repeated="7"/>
          </chart:series>
          <chart:series chart:style-name="ch9" chart:values-cell-range-address="NET.D2:NET.D8" chart:label-cell-address="NET.D1:NET.D1" chart:class="chart:area">
            <chart:data-point chart:repeated="7"/>
          </chart:series>
          <chart:series chart:style-name="ch10" chart:values-cell-range-address="NET.E2:NET.E8" chart:label-cell-address="NET.E1:NET.E1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8">15:05:25</text:p>
              </table:table-cell>
              <table:table-cell office:value-type="float" office:value="0">
                <text:p text:id="NET.B2:NET.B8">0</text:p>
              </table:table-cell>
              <table:table-cell office:value-type="float" office:value="0.5">
                <text:p text:id="NET.C2:NET.C8">0.5</text:p>
              </table:table-cell>
              <table:table-cell office:value-type="float" office:value="0">
                <text:p text:id="NET.D2:NET.D8">0</text:p>
              </table:table-cell>
              <table:table-cell office:value-type="float" office:value="0.2">
                <text:p text:id="NET.E2:NET.E8">0.2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0">
                <text:p>0</text:p>
              </table:table-cell>
              <table:table-cell office:value-type="float" office:value="27.9">
                <text:p>27.9</text:p>
              </table:table-cell>
              <table:table-cell office:value-type="float" office:value="0">
                <text:p>0</text:p>
              </table:table-cell>
              <table:table-cell office:value-type="float" office:value="677.9">
                <text:p>677.9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  <table:table-cell office:value-type="float" office:value="467.5">
                <text:p>467.5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47.9">
                <text:p>247.9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0">
                <text:p>0</text:p>
              </table:table-cell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  <table:table-cell office:value-type="float" office:value="332.2">
                <text:p>332.2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0">
                <text:p>0</text:p>
              </table:table-cell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  <table:table-cell office:value-type="float" office:value="360.9">
                <text:p>360.9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0">
                <text:p>0</text:p>
              </table:table-cell>
              <table:table-cell office:value-type="float" office:value="22.9">
                <text:p>22.9</text:p>
              </table:table-cell>
              <table:table-cell office:value-type="float" office:value="0">
                <text:p>0</text:p>
              </table:table-cell>
              <table:table-cell office:value-type="float" office:value="332.3">
                <text:p>332.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514cm" svg:y="0.256cm" chart:style-name="ch2">
          <text:p>Network Packets JMeter_Test_90_Threads  10/14/2011</text:p>
        </chart:title>
        <chart:legend chart:legend-position="end" svg:x="33.262cm" svg:y="5.599cm" chart:style-name="ch3"/>
        <chart:plot-area chart:style-name="ch4" table:cell-range-address="NETPACKET.B1:NETPACKET.E1 NETPACKET.A10:NETPACKET.E12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10:NETPACKET.E10" chart:label-cell-address="NETPACKET.A10:NETPACKET.A10" chart:class="chart:bar">
            <chart:data-point chart:repeated="4"/>
          </chart:series>
          <chart:series chart:style-name="ch9" chart:values-cell-range-address="NETPACKET.B11:NETPACKET.E11" chart:label-cell-address="NETPACKET.A11:NETPACKET.A11" chart:class="chart:bar">
            <chart:data-point chart:repeated="4"/>
          </chart:series>
          <chart:series chart:style-name="ch10" chart:values-cell-range-address="NETPACKET.B12:NETPACKET.E12" chart:label-cell-address="NETPACKET.A12:NETPACKET.A1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10:NETPACKET.A10">Avg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146.957142857143">
                <text:p>146.957142857143</text:p>
              </table:table-cell>
              <table:table-cell office:value-type="float" office:value="0">
                <text:p>0</text:p>
              </table:table-cell>
              <table:table-cell office:value-type="float" office:value="266.785714285714">
                <text:p>266.785714285714</text:p>
              </table:table-cell>
            </table:table-row>
            <table:table-row>
              <table:table-cell office:value-type="string">
                <text:p text:id="NETPACKET.A11:NETPACKET.A11">WAvg.</text:p>
              </table:table-cell>
              <table:table-cell office:value-type="float" office:value="0">
                <text:p text:id="NETPACKET.B11:NETPACKET.E11">0</text:p>
              </table:table-cell>
              <table:table-cell office:value-type="float" office:value="39.6363926731381">
                <text:p>39.6363926731381</text:p>
              </table:table-cell>
              <table:table-cell office:value-type="float" office:value="0">
                <text:p>0</text:p>
              </table:table-cell>
              <table:table-cell office:value-type="float" office:value="79.4654075349015">
                <text:p>79.4654075349015</text:p>
              </table:table-cell>
            </table:table-row>
            <table:table-row>
              <table:table-cell office:value-type="string">
                <text:p text:id="NETPACKET.A12:NETPACKET.A12">Max.</text:p>
              </table:table-cell>
              <table:table-cell office:value-type="float" office:value="0">
                <text:p text:id="NETPACKET.B12:NETPACKET.E12">0</text:p>
              </table:table-cell>
              <table:table-cell office:value-type="float" office:value="98.906464469719">
                <text:p>98.906464469719</text:p>
              </table:table-cell>
              <table:table-cell office:value-type="float" office:value="0">
                <text:p>0</text:p>
              </table:table-cell>
              <table:table-cell office:value-type="float" office:value="177.048878179384">
                <text:p>177.04887817938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5cm" xlink:href=".." chart:class="chart:line" chart:style-name="ch1">
        <chart:title svg:x="10.514cm" svg:y="0.256cm" chart:style-name="ch2">
          <text:p>Network Packets JMeter_Test_90_Threads  10/14/2011</text:p>
        </chart:title>
        <chart:legend chart:legend-position="end" svg:x="32.389cm" svg:y="5.364cm" chart:style-name="ch3"/>
        <chart:plot-area chart:style-name="ch4" table:cell-range-address="NETPACKET.A1:NETPACKET.E8" chart:data-source-has-labels="both" svg:x="0.713cm" svg:y="1.281cm" svg:width="30.964cm" svg:height="11.042cm">
          <chart:axis chart:dimension="x" chart:name="primary-x" chart:style-name="ch5">
            <chart:categories table:cell-range-address="NETPACKET.A2:NETPACKET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8" chart:label-cell-address="NETPACKET.B1:NETPACKET.B1" chart:class="chart:line">
            <chart:data-point chart:repeated="7"/>
          </chart:series>
          <chart:series chart:style-name="ch9" chart:values-cell-range-address="NETPACKET.C2:NETPACKET.C8" chart:label-cell-address="NETPACKET.C1:NETPACKET.C1" chart:class="chart:line">
            <chart:data-point chart:repeated="7"/>
          </chart:series>
          <chart:series chart:style-name="ch10" chart:values-cell-range-address="NETPACKET.D2:NETPACKET.D8" chart:label-cell-address="NETPACKET.D1:NETPACKET.D1" chart:class="chart:line">
            <chart:data-point chart:repeated="7"/>
          </chart:series>
          <chart:series chart:style-name="ch11" chart:values-cell-range-address="NETPACKET.E2:NETPACKET.E8" chart:label-cell-address="NETPACKET.E1:NETPACKET.E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8">15:05:25</text:p>
              </table:table-cell>
              <table:table-cell office:value-type="float" office:value="0">
                <text:p text:id="NETPACKET.B2:NETPACKET.B8">0</text:p>
              </table:table-cell>
              <table:table-cell office:value-type="float" office:value="8.1">
                <text:p text:id="NETPACKET.C2:NETPACKET.C8">8.1</text:p>
              </table:table-cell>
              <table:table-cell office:value-type="float" office:value="0">
                <text:p text:id="NETPACKET.D2:NETPACKET.D8">0</text:p>
              </table:table-cell>
              <table:table-cell office:value-type="float" office:value="0.9">
                <text:p text:id="NETPACKET.E2:NETPACKET.E8">0.9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0">
                <text:p>0</text:p>
              </table:table-cell>
              <table:table-cell office:value-type="float" office:value="285.5">
                <text:p>285.5</text:p>
              </table:table-cell>
              <table:table-cell office:value-type="float" office:value="0">
                <text:p>0</text:p>
              </table:table-cell>
              <table:table-cell office:value-type="float" office:value="523.3">
                <text:p>523.3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0">
                <text:p>0</text:p>
              </table:table-cell>
              <table:table-cell office:value-type="float" office:value="175.9">
                <text:p>175.9</text:p>
              </table:table-cell>
              <table:table-cell office:value-type="float" office:value="0">
                <text:p>0</text:p>
              </table:table-cell>
              <table:table-cell office:value-type="float" office:value="344.2">
                <text:p>344.2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0">
                <text:p>0</text:p>
              </table:table-cell>
              <table:table-cell office:value-type="float" office:value="109.5">
                <text:p>109.5</text:p>
              </table:table-cell>
              <table:table-cell office:value-type="float" office:value="0">
                <text:p>0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0">
                <text:p>0</text:p>
              </table:table-cell>
              <table:table-cell office:value-type="float" office:value="145.4">
                <text:p>145.4</text:p>
              </table:table-cell>
              <table:table-cell office:value-type="float" office:value="0">
                <text:p>0</text:p>
              </table:table-cell>
              <table:table-cell office:value-type="float" office:value="260.9">
                <text:p>260.9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0">
                <text:p>0</text:p>
              </table:table-cell>
              <table:table-cell office:value-type="float" office:value="151.3">
                <text:p>151.3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68.1">
                <text:p>268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90_Threads  10/14/2011</text:p>
        </chart:title>
        <chart:legend chart:legend-position="end" svg:x="32.68cm" svg:y="5.833cm" chart:style-name="ch3"/>
        <chart:plot-area chart:style-name="ch4" table:cell-range-address="PROC.A1:PROC.C8" chart:data-source-has-labels="both" svg:x="0.713cm" svg:y="1.281cm" svg:width="31.255cm" svg:height="11.044cm">
          <chart:axis chart:dimension="x" chart:name="primary-x" chart:style-name="ch5">
            <chart:categories table:cell-range-address="PROC.A2:PROC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8" chart:label-cell-address="PROC.B1:PROC.B1" chart:class="chart:line">
            <chart:data-point chart:repeated="7"/>
          </chart:series>
          <chart:series chart:style-name="ch9" chart:values-cell-range-address="PROC.C2:PROC.C8" chart:label-cell-address="PROC.C1:PROC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8">15:05:25</text:p>
              </table:table-cell>
              <table:table-cell office:value-type="float" office:value="1">
                <text:p text:id="PROC.B2:PROC.B8">1</text:p>
              </table:table-cell>
              <table:table-cell office:value-type="float" office:value="-1">
                <text:p text:id="PROC.C2:PROC.C8">-1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5cm" xlink:href=".." chart:class="chart:line" chart:style-name="ch1">
        <chart:title svg:x="11.453cm" svg:y="0.256cm" chart:style-name="ch2">
          <text:p>Processes JMeter_Test_90_Threads  10/14/2011</text:p>
        </chart:title>
        <chart:legend chart:legend-position="end" svg:x="32.76cm" svg:y="5.832cm" chart:style-name="ch3"/>
        <chart:plot-area chart:style-name="ch4" table:cell-range-address="PROC.A2:PROC.A8 PROC.D2:PROC.E8" chart:data-source-has-labels="column" svg:x="0.713cm" svg:y="1.281cm" svg:width="31.335cm" svg:height="11.042cm">
          <chart:axis chart:dimension="x" chart:name="primary-x" chart:style-name="ch5">
            <chart:categories table:cell-range-address="PROC.A2:PROC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8" chart:class="chart:line">
            <chart:data-point chart:repeated="7"/>
          </chart:series>
          <chart:series chart:style-name="ch9" chart:values-cell-range-address="PROC.E2:PROC.E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8">15:05:25</text:p>
              </table:table-cell>
              <table:table-cell office:value-type="float" office:value="0">
                <text:p text:id="PROC.D2:PROC.D8">0</text:p>
              </table:table-cell>
              <table:table-cell office:value-type="float" office:value="-1">
                <text:p text:id="PROC.E2:PROC.E8">-1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1434.6">
                <text:p>1434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1791.1">
                <text:p>179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1474.9">
                <text:p>1474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1527">
                <text:p>1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1615">
                <text:p>16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2047.9">
                <text:p>2047.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90_Threads  10/14/2011</text:p>
        </chart:title>
        <chart:legend chart:legend-position="end" svg:x="32.76cm" svg:y="5.833cm" chart:style-name="ch3"/>
        <chart:plot-area chart:style-name="ch4" table:cell-range-address="PROC.A2:PROC.A8 PROC.H2:PROC.I8" chart:data-source-has-labels="column" svg:x="0.713cm" svg:y="1.281cm" svg:width="31.335cm" svg:height="11.044cm">
          <chart:axis chart:dimension="x" chart:name="primary-x" chart:style-name="ch5">
            <chart:categories table:cell-range-address="PROC.A2:PROC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8" chart:class="chart:line">
            <chart:data-point chart:repeated="7"/>
          </chart:series>
          <chart:series chart:style-name="ch9" chart:values-cell-range-address="PROC.I2:PROC.I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8">15:05:25</text:p>
              </table:table-cell>
              <table:table-cell office:value-type="float" office:value="0">
                <text:p text:id="PROC.H2:PROC.H8">0</text:p>
              </table:table-cell>
              <table:table-cell office:value-type="float" office:value="-1">
                <text:p text:id="PROC.I2:PROC.I8">-1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6.1">
                <text:p>6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20.3">
                <text:p>2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6.2">
                <text:p>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8.8">
                <text:p>8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10.7">
                <text:p>10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342cm" svg:y="0.256cm" chart:style-name="ch2">
          <text:p>File-backed paging (kByes/sec) ubuntuServer 10/14/2011</text:p>
        </chart:title>
        <chart:legend chart:legend-position="end" svg:x="32.998cm" svg:y="5.833cm" chart:style-name="ch3"/>
        <chart:plot-area chart:style-name="ch4" table:cell-range-address="VM.A2:VM.A8 VM.H1:VM.I8" chart:data-source-has-labels="both" svg:x="0.713cm" svg:y="1.281cm" svg:width="31.573cm" svg:height="11.044cm">
          <chart:axis chart:dimension="x" chart:name="primary-x" chart:style-name="ch5">
            <chart:categories table:cell-range-address="VM.A2:VM.A8"/>
          </chart:axis>
          <chart:axis chart:dimension="y" chart:name="primary-y" chart:style-name="ch6"/>
          <chart:series chart:style-name="ch7" chart:values-cell-range-address="VM.H2:VM.H8" chart:label-cell-address="VM.H1:VM.H1" chart:class="chart:area">
            <chart:data-point chart:repeated="7"/>
          </chart:series>
          <chart:series chart:style-name="ch8" chart:values-cell-range-address="VM.I2:VM.I8" chart:label-cell-address="VM.I1:VM.I1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8">15:05:25</text:p>
              </table:table-cell>
              <table:table-cell office:value-type="float" office:value="-1">
                <text:p text:id="VM.H2:VM.H8">-1</text:p>
              </table:table-cell>
              <table:table-cell office:value-type="float" office:value="-1">
                <text:p text:id="VM.I2:VM.I8">-1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5cm" xlink:href=".." chart:class="chart:area" chart:column-mapping="0" chart:style-name="ch1">
        <chart:title svg:x="10.104cm" svg:y="0.256cm" chart:style-name="ch2">
          <text:p>Swap-space activity (kBytes/sec) ubuntuServer 10/14/2011</text:p>
        </chart:title>
        <chart:legend chart:legend-position="end" svg:x="32.918cm" svg:y="5.832cm" chart:style-name="ch3"/>
        <chart:plot-area chart:style-name="ch4" table:cell-range-address="VM.A2:VM.A8 VM.J1:VM.K8" chart:data-source-has-labels="both" svg:x="0.713cm" svg:y="1.281cm" svg:width="31.493cm" svg:height="11.042cm">
          <chart:axis chart:dimension="x" chart:name="primary-x" chart:style-name="ch5">
            <chart:categories table:cell-range-address="VM.A2:VM.A8"/>
          </chart:axis>
          <chart:axis chart:dimension="y" chart:name="primary-y" chart:style-name="ch6"/>
          <chart:series chart:style-name="ch7" chart:values-cell-range-address="VM.J2:VM.J8" chart:label-cell-address="VM.J1:VM.J1" chart:class="chart:area">
            <chart:data-point chart:repeated="7"/>
          </chart:series>
          <chart:series chart:style-name="ch8" chart:values-cell-range-address="VM.K2:VM.K8" chart:label-cell-address="VM.K1:VM.K1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8">15:05:25</text:p>
              </table:table-cell>
              <table:table-cell office:value-type="float" office:value="-1">
                <text:p text:id="VM.J2:VM.J8">-1</text:p>
              </table:table-cell>
              <table:table-cell office:value-type="float" office:value="-1">
                <text:p text:id="VM.K2:VM.K8">-1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5cm" xlink:href=".." chart:class="chart:area" chart:style-name="ch1">
        <chart:legend chart:legend-position="end" svg:x="33.421cm" svg:y="6.066cm" chart:style-name="ch2"/>
        <chart:plot-area chart:style-name="ch3" table:cell-range-address="CPU_ALL.A2:CPU_ALL.A8 CPU_ALL.G1:CPU_ALL.G8" chart:data-source-has-labels="both" svg:x="0.713cm" svg:y="0.256cm" svg:width="31.996cm" svg:height="12.067cm">
          <chart:axis chart:dimension="x" chart:name="primary-x" chart:style-name="ch4">
            <chart:categories table:cell-range-address="CPU_ALL.A2:CPU_ALL.A8"/>
          </chart:axis>
          <chart:axis chart:dimension="y" chart:name="primary-y" chart:style-name="ch5"/>
          <chart:series chart:style-name="ch6" chart:values-cell-range-address="CPU_ALL.G2:CPU_ALL.G8" chart:label-cell-address="CPU_ALL.G1:CPU_ALL.G1" chart:class="chart:area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8">15:05:25</text:p>
              </table:table-cell>
              <table:table-cell office:value-type="float" office:value="4">
                <text:p text:id="CPU_ALL.G2:CPU_ALL.G8">4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1 JMeter_Test_90_Threads  10/14/2011</text:p>
        </chart:title>
        <chart:legend chart:legend-position="end" svg:x="33.209cm" svg:y="5.599cm" chart:style-name="ch3"/>
        <chart:plot-area chart:style-name="ch4" table:cell-range-address="CPU01.A1:CPU01.D8" chart:data-source-has-labels="both" svg:x="0.713cm" svg:y="1.281cm" svg:width="31.784cm" svg:height="11.044cm">
          <chart:axis chart:dimension="x" chart:name="primary-x" chart:style-name="ch5">
            <chart:categories table:cell-range-address="CPU01.A2:CPU01.A8"/>
          </chart:axis>
          <chart:axis chart:dimension="y" chart:name="primary-y" chart:style-name="ch6"/>
          <chart:series chart:style-name="ch7" chart:values-cell-range-address="CPU01.B2:CPU01.B8" chart:label-cell-address="CPU01.B1:CPU01.B1" chart:class="chart:area">
            <chart:data-point chart:repeated="7"/>
          </chart:series>
          <chart:series chart:style-name="ch8" chart:values-cell-range-address="CPU01.C2:CPU01.C8" chart:label-cell-address="CPU01.C1:CPU01.C1" chart:class="chart:area">
            <chart:data-point chart:repeated="7"/>
          </chart:series>
          <chart:series chart:style-name="ch9" chart:values-cell-range-address="CPU01.D2:CPU01.D8" chart:label-cell-address="CPU01.D1:CPU01.D1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8">15:05:25</text:p>
              </table:table-cell>
              <table:table-cell office:value-type="float" office:value="0.5">
                <text:p text:id="CPU01.B2:CPU01.B8">0.5</text:p>
              </table:table-cell>
              <table:table-cell office:value-type="float" office:value="0.2">
                <text:p text:id="CPU01.C2:CPU01.C8">0.2</text:p>
              </table:table-cell>
              <table:table-cell office:value-type="float" office:value="0">
                <text:p text:id="CPU01.D2:CPU01.D8">0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26.2">
                <text:p>26.2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57.4">
                <text:p>57.4</text:p>
              </table:table-cell>
              <table:table-cell office:value-type="float" office:value="4">
                <text:p>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16.2">
                <text:p>16.2</text:p>
              </table:table-cell>
              <table:table-cell office:value-type="float" office:value="2.8">
                <text:p>2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37.1">
                <text:p>37.1</text:p>
              </table:table-cell>
              <table:table-cell office:value-type="float" office:value="4.8">
                <text:p>4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35.5">
                <text:p>35.5</text:p>
              </table:table-cell>
              <table:table-cell office:value-type="float" office:value="5">
                <text:p>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38">
                <text:p>38</text:p>
              </table:table-cell>
              <table:table-cell office:value-type="float" office:value="6.1">
                <text:p>6.1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2 JMeter_Test_90_Threads  10/14/2011</text:p>
        </chart:title>
        <chart:legend chart:legend-position="end" svg:x="33.209cm" svg:y="5.599cm" chart:style-name="ch3"/>
        <chart:plot-area chart:style-name="ch4" table:cell-range-address="CPU02.A1:CPU02.D8" chart:data-source-has-labels="both" svg:x="0.713cm" svg:y="1.281cm" svg:width="31.784cm" svg:height="11.044cm">
          <chart:axis chart:dimension="x" chart:name="primary-x" chart:style-name="ch5">
            <chart:categories table:cell-range-address="CPU02.A2:CPU02.A8"/>
          </chart:axis>
          <chart:axis chart:dimension="y" chart:name="primary-y" chart:style-name="ch6"/>
          <chart:series chart:style-name="ch7" chart:values-cell-range-address="CPU02.B2:CPU02.B8" chart:label-cell-address="CPU02.B1:CPU02.B1" chart:class="chart:area">
            <chart:data-point chart:repeated="7"/>
          </chart:series>
          <chart:series chart:style-name="ch8" chart:values-cell-range-address="CPU02.C2:CPU02.C8" chart:label-cell-address="CPU02.C1:CPU02.C1" chart:class="chart:area">
            <chart:data-point chart:repeated="7"/>
          </chart:series>
          <chart:series chart:style-name="ch9" chart:values-cell-range-address="CPU02.D2:CPU02.D8" chart:label-cell-address="CPU02.D1:CPU02.D1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8">15:05:25</text:p>
              </table:table-cell>
              <table:table-cell office:value-type="float" office:value="0.6">
                <text:p text:id="CPU02.B2:CPU02.B8">0.6</text:p>
              </table:table-cell>
              <table:table-cell office:value-type="float" office:value="0.2">
                <text:p text:id="CPU02.C2:CPU02.C8">0.2</text:p>
              </table:table-cell>
              <table:table-cell office:value-type="float" office:value="0.1">
                <text:p text:id="CPU02.D2:CPU02.D8">0.1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30.6">
                <text:p>30.6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52.6">
                <text:p>52.6</text:p>
              </table:table-cell>
              <table:table-cell office:value-type="float" office:value="5.1">
                <text:p>5.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19">
                <text:p>19</text:p>
              </table:table-cell>
              <table:table-cell office:value-type="float" office:value="3.9">
                <text:p>3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35.5">
                <text:p>35.5</text:p>
              </table:table-cell>
              <table:table-cell office:value-type="float" office:value="5.2">
                <text:p>5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35.7">
                <text:p>35.7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38.3">
                <text:p>38.3</text:p>
              </table:table-cell>
              <table:table-cell office:value-type="float" office:value="6.6">
                <text:p>6.6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3 JMeter_Test_90_Threads  10/14/2011</text:p>
        </chart:title>
        <chart:legend chart:legend-position="end" svg:x="33.209cm" svg:y="5.599cm" chart:style-name="ch3"/>
        <chart:plot-area chart:style-name="ch4" table:cell-range-address="CPU03.A1:CPU03.D8" chart:data-source-has-labels="both" svg:x="0.713cm" svg:y="1.281cm" svg:width="31.784cm" svg:height="11.044cm">
          <chart:axis chart:dimension="x" chart:name="primary-x" chart:style-name="ch5">
            <chart:categories table:cell-range-address="CPU03.A2:CPU03.A8"/>
          </chart:axis>
          <chart:axis chart:dimension="y" chart:name="primary-y" chart:style-name="ch6"/>
          <chart:series chart:style-name="ch7" chart:values-cell-range-address="CPU03.B2:CPU03.B8" chart:label-cell-address="CPU03.B1:CPU03.B1" chart:class="chart:area">
            <chart:data-point chart:repeated="7"/>
          </chart:series>
          <chart:series chart:style-name="ch8" chart:values-cell-range-address="CPU03.C2:CPU03.C8" chart:label-cell-address="CPU03.C1:CPU03.C1" chart:class="chart:area">
            <chart:data-point chart:repeated="7"/>
          </chart:series>
          <chart:series chart:style-name="ch9" chart:values-cell-range-address="CPU03.D2:CPU03.D8" chart:label-cell-address="CPU03.D1:CPU03.D1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8">15:05:25</text:p>
              </table:table-cell>
              <table:table-cell office:value-type="float" office:value="0.5">
                <text:p text:id="CPU03.B2:CPU03.B8">0.5</text:p>
              </table:table-cell>
              <table:table-cell office:value-type="float" office:value="0.1">
                <text:p text:id="CPU03.C2:CPU03.C8">0.1</text:p>
              </table:table-cell>
              <table:table-cell office:value-type="float" office:value="0">
                <text:p text:id="CPU03.D2:CPU03.D8">0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35.1">
                <text:p>35.1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60.2">
                <text:p>60.2</text:p>
              </table:table-cell>
              <table:table-cell office:value-type="float" office:value="5.8">
                <text:p>5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13.9">
                <text:p>13.9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34.1">
                <text:p>34.1</text:p>
              </table:table-cell>
              <table:table-cell office:value-type="float" office:value="5.6">
                <text:p>5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42.8">
                <text:p>42.8</text:p>
              </table:table-cell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41.2">
                <text:p>41.2</text:p>
              </table:table-cell>
              <table:table-cell office:value-type="float" office:value="7.5">
                <text:p>7.5</text:p>
              </table:table-cell>
              <table:table-cell office:value-type="float" office:value="9.6">
                <text:p>9.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982cm" svg:y="0.256cm" chart:style-name="ch2">
          <text:p>CPU 4 JMeter_Test_90_Threads  10/14/2011</text:p>
        </chart:title>
        <chart:legend chart:legend-position="end" svg:x="33.209cm" svg:y="5.599cm" chart:style-name="ch3"/>
        <chart:plot-area chart:style-name="ch4" table:cell-range-address="CPU04.A1:CPU04.D8" chart:data-source-has-labels="both" svg:x="0.713cm" svg:y="1.281cm" svg:width="31.784cm" svg:height="11.044cm">
          <chart:axis chart:dimension="x" chart:name="primary-x" chart:style-name="ch5">
            <chart:categories table:cell-range-address="CPU04.A2:CPU04.A8"/>
          </chart:axis>
          <chart:axis chart:dimension="y" chart:name="primary-y" chart:style-name="ch6"/>
          <chart:series chart:style-name="ch7" chart:values-cell-range-address="CPU04.B2:CPU04.B8" chart:label-cell-address="CPU04.B1:CPU04.B1" chart:class="chart:area">
            <chart:data-point chart:repeated="7"/>
          </chart:series>
          <chart:series chart:style-name="ch8" chart:values-cell-range-address="CPU04.C2:CPU04.C8" chart:label-cell-address="CPU04.C1:CPU04.C1" chart:class="chart:area">
            <chart:data-point chart:repeated="7"/>
          </chart:series>
          <chart:series chart:style-name="ch9" chart:values-cell-range-address="CPU04.D2:CPU04.D8" chart:label-cell-address="CPU04.D1:CPU04.D1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8">15:05:25</text:p>
              </table:table-cell>
              <table:table-cell office:value-type="float" office:value="0.5">
                <text:p text:id="CPU04.B2:CPU04.B8">0.5</text:p>
              </table:table-cell>
              <table:table-cell office:value-type="float" office:value="0.1">
                <text:p text:id="CPU04.C2:CPU04.C8">0.1</text:p>
              </table:table-cell>
              <table:table-cell office:value-type="float" office:value="0.2">
                <text:p text:id="CPU04.D2:CPU04.D8">0.2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55.4">
                <text:p>55.4</text:p>
              </table:table-cell>
              <table:table-cell office:value-type="float" office:value="7.6">
                <text:p>7.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20.1">
                <text:p>20.1</text:p>
              </table:table-cell>
              <table:table-cell office:value-type="float" office:value="7.9">
                <text:p>7.9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42.2">
                <text:p>42.2</text:p>
              </table:table-cell>
              <table:table-cell office:value-type="float" office:value="8">
                <text:p>8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34.5">
                <text:p>34.5</text:p>
              </table:table-cell>
              <table:table-cell office:value-type="float" office:value="10">
                <text:p>10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42.6">
                <text:p>42.6</text:p>
              </table:table-cell>
              <table:table-cell office:value-type="float" office:value="10.9">
                <text:p>10.9</text:p>
              </table:table-cell>
              <table:table-cell office:value-type="float" office:value="26.4">
                <text:p>26.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1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30.1285714285714">
                <text:p text:id="CPU_SUMM.B2:CPU_SUMM.B5">30.1285714285714</text:p>
              </table:table-cell>
              <table:table-cell office:value-type="float" office:value="3.65714285714286">
                <text:p text:id="CPU_SUMM.C2:CPU_SUMM.C5">3.65714285714286</text:p>
              </table:table-cell>
              <table:table-cell office:value-type="float" office:value="3.9">
                <text:p text:id="CPU_SUMM.D2:CPU_SUMM.D5">3.9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30.3285714285714">
                <text:p>30.3285714285714</text:p>
              </table:table-cell>
              <table:table-cell office:value-type="float" office:value="4.34285714285714">
                <text:p>4.34285714285714</text:p>
              </table:table-cell>
              <table:table-cell office:value-type="float" office:value="5.51428571428571">
                <text:p>5.51428571428571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32.5428571428571">
                <text:p>32.5428571428571</text:p>
              </table:table-cell>
              <table:table-cell office:value-type="float" office:value="4.54285714285714">
                <text:p>4.5428571428571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32.0428571428571">
                <text:p>32.0428571428571</text:p>
              </table:table-cell>
              <table:table-cell office:value-type="float" office:value="6.92857142857143">
                <text:p>6.92857142857143</text:p>
              </table:table-cell>
              <table:table-cell office:value-type="float" office:value="26.8428571428571">
                <text:p>26.842857142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691cm" svg:y="0.256cm" chart:style-name="ch2">
          <text:p>Disk total KB/s JMeter_Test_90_Threads - 10/14/2011</text:p>
        </chart:title>
        <chart:legend chart:legend-position="end" svg:x="31.793cm" svg:y="5.599cm" chart:style-name="ch3"/>
        <chart:plot-area chart:style-name="ch4" table:cell-range-address="DISK_SUMM.A2:DISK_SUMM.D8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8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8" chart:label-cell-address="DISK_SUMM.B1:DISK_SUMM.B1" chart:class="chart:area">
            <chart:data-point chart:repeated="7"/>
          </chart:series>
          <chart:series chart:attached-axis="primary-y" chart:style-name="ch11" chart:values-cell-range-address="DISK_SUMM.C2:DISK_SUMM.C8" chart:label-cell-address="DISK_SUMM.C1:DISK_SUMM.C1" chart:class="chart:area">
            <chart:data-point chart:repeated="7"/>
          </chart:series>
          <chart:series chart:attached-axis="secondary-y" chart:style-name="ch12" chart:values-cell-range-address="DISK_SUMM.D2:DISK_SUMM.D8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8">15:05:25</text:p>
              </table:table-cell>
              <table:table-cell office:value-type="float" office:value="0">
                <text:p text:id="DISK_SUMM.B2:DISK_SUMM.B8">0</text:p>
              </table:table-cell>
              <table:table-cell office:value-type="float" office:value="0">
                <text:p text:id="DISK_SUMM.C2:DISK_SUMM.C8">0</text:p>
              </table:table-cell>
              <table:table-cell office:value-type="float" office:value="0">
                <text:p text:id="DISK_SUMM.D2:DISK_SUMM.D8">0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0">
                <text:p>0</text:p>
              </table:table-cell>
              <table:table-cell office:value-type="float" office:value="1434.4">
                <text:p>1434.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0.2">
                <text:p>0.2</text:p>
              </table:table-cell>
              <table:table-cell office:value-type="float" office:value="5439">
                <text:p>5439</text:p>
              </table:table-cell>
              <table:table-cell office:value-type="float" office:value="315.2">
                <text:p>315.2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0">
                <text:p>0</text:p>
              </table:table-cell>
              <table:table-cell office:value-type="float" office:value="4281.6">
                <text:p>4281.6</text:p>
              </table:table-cell>
              <table:table-cell office:value-type="float" office:value="423.6">
                <text:p>423.6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0">
                <text:p>0</text:p>
              </table:table-cell>
              <table:table-cell office:value-type="float" office:value="5269.6">
                <text:p>5269.6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0">
                <text:p>0</text:p>
              </table:table-cell>
              <table:table-cell office:value-type="float" office:value="4781.8">
                <text:p>4781.8</text:p>
              </table:table-cell>
              <table:table-cell office:value-type="float" office:value="355.2">
                <text:p>355.2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0">
                <text:p>0</text:p>
              </table:table-cell>
              <table:table-cell office:value-type="float" office:value="3681">
                <text:p>3681</text:p>
              </table:table-cell>
              <table:table-cell office:value-type="float" office:value="360.4">
                <text:p>360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5cm" xlink:href=".." chart:class="chart:bar" chart:style-name="ch1">
        <chart:title svg:x="10.783cm" svg:y="0.256cm" chart:style-name="ch2">
          <text:p>Disk total KB/s JMeter_Test_90_Threads  10/14/2011</text:p>
        </chart:title>
        <chart:legend chart:legend-position="end" svg:x="33.168cm" svg:y="5.598cm" chart:style-name="ch3"/>
        <chart:plot-area chart:style-name="ch4" table:cell-range-address="DISK_SUMM.B1:DISK_SUMM.D1 DISK_SUMM.A10:DISK_SUMM.D12" chart:data-source-has-labels="both" svg:x="0.711cm" svg:y="1.281cm" svg:width="31.747cm" svg:height="11.042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10:DISK_SUMM.D10" chart:label-cell-address="DISK_SUMM.A10:DISK_SUMM.A10" chart:class="chart:bar">
            <chart:data-point chart:repeated="3"/>
          </chart:series>
          <chart:series chart:style-name="ch9" chart:values-cell-range-address="DISK_SUMM.B11:DISK_SUMM.D11" chart:label-cell-address="DISK_SUMM.A11:DISK_SUMM.A11" chart:class="chart:bar">
            <chart:data-point chart:repeated="3"/>
          </chart:series>
          <chart:series chart:style-name="ch10" chart:values-cell-range-address="DISK_SUMM.B12:DISK_SUMM.D12" chart:label-cell-address="DISK_SUMM.A12:DISK_SUMM.A1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10:DISK_SUMM.A10">Avg.</text:p>
              </table:table-cell>
              <table:table-cell office:value-type="float" office:value="0.0285714285714286">
                <text:p text:id="DISK_SUMM.B10:DISK_SUMM.D10">0.0285714285714286</text:p>
              </table:table-cell>
              <table:table-cell office:value-type="float" office:value="3555.34285714286">
                <text:p>3555.34285714286</text:p>
              </table:table-cell>
              <table:table-cell office:value-type="float" office:value="288.685714285714">
                <text:p>288.685714285714</text:p>
              </table:table-cell>
            </table:table-row>
            <table:table-row>
              <table:table-cell office:value-type="string">
                <text:p text:id="DISK_SUMM.A11:DISK_SUMM.A11">WAvg.</text:p>
              </table:table-cell>
              <table:table-cell office:value-type="float" office:value="0.171428571428571">
                <text:p text:id="DISK_SUMM.B11:DISK_SUMM.D11">0.171428571428571</text:p>
              </table:table-cell>
              <table:table-cell office:value-type="float" office:value="1031.57177917914">
                <text:p>1031.57177917914</text:p>
              </table:table-cell>
              <table:table-cell office:value-type="float" office:value="64.3298043207783">
                <text:p>64.3298043207783</text:p>
              </table:table-cell>
            </table:table-row>
            <table:table-row>
              <table:table-cell office:value-type="string">
                <text:p text:id="DISK_SUMM.A12:DISK_SUMM.A12">Max.</text:p>
              </table:table-cell>
              <table:table-cell office:value-type="float" office:value="0">
                <text:p text:id="DISK_SUMM.B12:DISK_SUMM.D12">0</text:p>
              </table:table-cell>
              <table:table-cell office:value-type="float" office:value="852.085363678005">
                <text:p>852.085363678005</text:p>
              </table:table-cell>
              <table:table-cell office:value-type="float" office:value="70.5844813935075">
                <text:p>70.58448139350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654cm" svg:y="0.256cm" chart:style-name="ch2">
          <text:p>Disk Block Size JMeter_Test_90_Threads (Kbytes)  10/14/2011</text:p>
        </chart:title>
        <chart:legend chart:legend-position="end" svg:x="33.024cm" svg:y="5.599cm" chart:style-name="ch3"/>
        <chart:plot-area chart:style-name="ch4" table:cell-range-address="DISKBSIZE.B1:DISKBSIZE.F1 DISKBSIZE.B10:DISKBSIZE.F12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10:DISKBSIZE.F10" chart:class="chart:bar">
            <chart:data-point chart:repeated="5"/>
          </chart:series>
          <chart:series chart:style-name="ch9" chart:values-cell-range-address="DISKBSIZE.B11:DISKBSIZE.F11" chart:class="chart:bar">
            <chart:data-point chart:repeated="5"/>
          </chart:series>
          <chart:series chart:style-name="ch10" chart:values-cell-range-address="DISKBSIZE.B12:DISKBSIZE.F1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0</text:p>
              </table:table-cell>
              <table:table-cell office:value-type="float" office:value="10.3714285714286">
                <text:p text:id="DISKBSIZE.B10:DISKBSIZE.F10">10.3714285714286</text:p>
              </table:table-cell>
              <table:table-cell office:value-type="float" office:value="10.3714285714286">
                <text:p>10.3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2.55639512003149">
                <text:p text:id="DISKBSIZE.B11:DISKBSIZE.F11">2.55639512003149</text:p>
              </table:table-cell>
              <table:table-cell office:value-type="float" office:value="2.55639512003149">
                <text:p>2.55639512003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4.37217630853995">
                <text:p text:id="DISKBSIZE.B12:DISKBSIZE.F12">4.37217630853995</text:p>
              </table:table-cell>
              <table:table-cell office:value-type="float" office:value="4.37217630853995">
                <text:p>4.37217630853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5cm" xlink:href=".." chart:class="chart:line" chart:style-name="ch1">
        <chart:title svg:x="9.654cm" svg:y="0.256cm" chart:style-name="ch2">
          <text:p>Disk Block Size JMeter_Test_90_Threads (Kbytes)  10/14/2011</text:p>
        </chart:title>
        <chart:legend chart:legend-position="end" svg:x="33.368cm" svg:y="5.13cm" chart:style-name="ch3"/>
        <chart:plot-area chart:style-name="ch4" table:cell-range-address="DISKBSIZE.A1:DISKBSIZE.F8" chart:data-source-has-labels="both" svg:x="0.712cm" svg:y="1.281cm" svg:width="31.945cm" svg:height="11.042cm">
          <chart:axis chart:dimension="x" chart:name="primary-x" chart:style-name="ch5">
            <chart:categories table:cell-range-address="DISKBSIZE.A2:DISKBSIZ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8" chart:label-cell-address="DISKBSIZE.B1:DISKBSIZE.B1" chart:class="chart:line">
            <chart:data-point chart:repeated="7"/>
          </chart:series>
          <chart:series chart:style-name="ch9" chart:values-cell-range-address="DISKBSIZE.C2:DISKBSIZE.C8" chart:label-cell-address="DISKBSIZE.C1:DISKBSIZE.C1" chart:class="chart:line">
            <chart:data-point chart:repeated="7"/>
          </chart:series>
          <chart:series chart:style-name="ch10" chart:values-cell-range-address="DISKBSIZE.D2:DISKBSIZE.D8" chart:label-cell-address="DISKBSIZE.D1:DISKBSIZE.D1" chart:class="chart:line">
            <chart:data-point chart:repeated="7"/>
          </chart:series>
          <chart:series chart:style-name="ch11" chart:values-cell-range-address="DISKBSIZE.E2:DISKBSIZE.E8" chart:label-cell-address="DISKBSIZE.E1:DISKBSIZE.E1" chart:class="chart:line">
            <chart:data-point chart:repeated="7"/>
          </chart:series>
          <chart:series chart:style-name="ch12" chart:values-cell-range-address="DISKBSIZE.F2:DISKBSIZE.F8" chart:label-cell-address="DISKBSIZE.F1:DISKBSIZE.F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8">15:05:25</text:p>
              </table:table-cell>
              <table:table-cell office:value-type="float" office:value="0">
                <text:p text:id="DISKBSIZE.B2:DISKBSIZE.B8">0</text:p>
              </table:table-cell>
              <table:table-cell office:value-type="float" office:value="0">
                <text:p text:id="DISKBSIZE.C2:DISKBSIZE.C8">0</text:p>
              </table:table-cell>
              <table:table-cell office:value-type="float" office:value="0">
                <text:p text:id="DISKBSIZE.D2:DISKBSIZE.D8">0</text:p>
              </table:table-cell>
              <table:table-cell office:value-type="float" office:value="0">
                <text:p text:id="DISKBSIZE.E2:DISKBSIZE.E8">0</text:p>
              </table:table-cell>
              <table:table-cell office:value-type="float" office:value="0">
                <text:p text:id="DISKBSIZE.F2:DISKBSIZE.F8">0</text:p>
              </table:table-cell>
            </table:table-row>
            <table:table-row>
              <table:table-cell office:value-type="string">
                <text:p>15:05:55</text:p>
              </table:table-cell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25</text:p>
              </table:table-cell>
              <table:table-cell office:value-type="float" office:value="17.3">
                <text:p>17.3</text:p>
              </table:table-cell>
              <table:table-cell office:value-type="float" office:value="17.3">
                <text:p>1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6:55</text:p>
              </table:table-cell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25</text:p>
              </table:table-cell>
              <table:table-cell office:value-type="float" office:value="13.9">
                <text:p>13.9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7:55</text:p>
              </table:table-cell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8:25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228cm" svg:y="0.256cm" chart:style-name="ch2">
          <text:p>Disk %Busy JMeter_Test_90_Threads  10/14/2011</text:p>
        </chart:title>
        <chart:legend chart:legend-position="end" svg:x="33.024cm" svg:y="5.599cm" chart:style-name="ch3"/>
        <chart:plot-area chart:style-name="ch4" table:cell-range-address="DISKBUSY.B1:DISKBUSY.F1 DISKBUSY.B10:DISKBUSY.F12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10:DISKBUSY.F10" chart:class="chart:bar">
            <chart:data-point chart:repeated="5"/>
          </chart:series>
          <chart:series chart:style-name="ch9" chart:values-cell-range-address="DISKBUSY.B11:DISKBUSY.F11" chart:class="chart:bar">
            <chart:data-point chart:repeated="5"/>
          </chart:series>
          <chart:series chart:style-name="ch10" chart:values-cell-range-address="DISKBUSY.B12:DISKBUSY.F1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10</text:p>
              </table:table-cell>
              <table:table-cell office:value-type="float" office:value="52.5">
                <text:p text:id="DISKBUSY.B10:DISKBUSY.F10">52.5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11.621768707483">
                <text:p text:id="DISKBUSY.B11:DISKBUSY.F11">11.621768707483</text:p>
              </table:table-cell>
              <table:table-cell office:value-type="float" office:value="11.621768707483">
                <text:p>11.621768707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10.678231292517">
                <text:p text:id="DISKBUSY.B12:DISKBUSY.F12">10.678231292517</text:p>
              </table:table-cell>
              <table:table-cell office:value-type="float" office:value="10.678231292517">
                <text:p>10.678231292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